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Default" style:master-page-name="MPF0" style:family="paragraph">
      <style:paragraph-properties fo:break-before="page" style:page-number="1"/>
      <style:text-properties style:use-window-font-color="true" fo:font-size="26pt" style:font-size-asian="26pt" style:font-size-complex="26pt"/>
    </style:style>
    <style:style style:name="P8" style:parent-style-name="Default" style:family="paragraph">
      <style:text-properties style:use-window-font-color="true" fo:font-size="26pt" style:font-size-asian="26pt" style:font-size-complex="26pt"/>
    </style:style>
    <style:style style:name="P9" style:parent-style-name="Default" style:family="paragraph">
      <style:paragraph-properties fo:text-align="center"/>
      <style:text-properties style:use-window-font-color="true" fo:font-size="30pt" style:font-size-asian="30pt" style:font-size-complex="30pt"/>
    </style:style>
    <style:style style:name="P10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1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2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3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4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5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6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7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8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9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20" style:parent-style-name="內文" style:family="paragraph">
      <style:paragraph-properties fo:text-align="center"/>
    </style:style>
    <style:style style:name="T21" style:parent-style-name="字元字元字元" style:family="text">
      <style:text-properties fo:font-size="26pt" style:font-size-asian="26pt" style:font-size-complex="26pt"/>
    </style:style>
    <style:style style:name="T22" style:parent-style-name="字元字元字元" style:family="text">
      <style:text-properties fo:font-size="26pt" style:font-size-asian="26pt" style:font-size-complex="26pt"/>
    </style:style>
    <style:style style:name="T23" style:parent-style-name="字元字元字元" style:family="text">
      <style:text-properties fo:font-size="26pt" style:font-size-asian="26pt" style:font-size-complex="26pt"/>
    </style:style>
    <style:style style:name="T24" style:parent-style-name="字元字元字元" style:family="text">
      <style:text-properties fo:font-size="26pt" style:font-size-asian="26pt" style:font-size-complex="26pt"/>
    </style:style>
    <style:style style:name="T25" style:parent-style-name="字元字元字元" style:family="text">
      <style:text-properties fo:font-size="26pt" style:font-size-asian="26pt" style:font-size-complex="26pt"/>
    </style:style>
    <style:style style:name="P26" style:parent-style-name="索引1" style:master-page-name="MP1" style:family="paragraph">
      <style:paragraph-properties fo:break-before="page" style:page-number="1"/>
    </style:style>
    <style:style style:name="TableColumn34" style:family="table-column">
      <style:table-column-properties style:column-width="0.9138in"/>
    </style:style>
    <style:style style:name="TableColumn35" style:family="table-column">
      <style:table-column-properties style:column-width="1.5in"/>
    </style:style>
    <style:style style:name="TableColumn36" style:family="table-column">
      <style:table-column-properties style:column-width="4.0513in"/>
    </style:style>
    <style:style style:name="Table33" style:family="table">
      <style:table-properties style:width="6.4652in" style:rel-width="96.7%" fo:margin-left="0in" table:align="center"/>
    </style:style>
    <style:style style:name="TableRow37" style:family="table-row">
      <style:table-row-properties style:min-row-height="0.35in"/>
    </style:style>
    <style:style style:name="TableCell38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style:snap-to-layout-grid="false" fo:text-align="center"/>
    </style:style>
    <style:style style:name="T40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 style:language-asian="zh" style:country-asian="CN"/>
    </style:style>
    <style:style style:name="TableCell41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style:snap-to-layout-grid="false" fo:text-align="center"/>
    </style:style>
    <style:style style:name="T43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 style:language-asian="zh" style:country-asian="CN"/>
    </style:style>
    <style:style style:name="TableCell44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6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6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6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P77" style:parent-style-name="Default" style:family="paragraph">
      <style:paragraph-properties fo:break-before="page"/>
    </style:style>
    <style:style style:name="T78" style:parent-style-name="預設段落字型" style:family="text">
      <style:text-properties style:use-window-font-color="true" fo:font-size="16pt" style:font-size-asian="16pt"/>
    </style:style>
    <style:style style:name="TableColumn80" style:family="table-column">
      <style:table-column-properties style:column-width="1.552in"/>
    </style:style>
    <style:style style:name="TableColumn81" style:family="table-column">
      <style:table-column-properties style:column-width="2.3625in"/>
    </style:style>
    <style:style style:name="TableColumn82" style:family="table-column">
      <style:table-column-properties style:column-width="2.8173in"/>
    </style:style>
    <style:style style:name="Table79" style:family="table">
      <style:table-properties style:width="6.7319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Default" style:family="paragraph">
      <style:paragraph-properties fo:text-align="center"/>
      <style:text-properties style:use-window-font-color="true" fo:font-size="14pt" style:font-size-asian="14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Default" style:family="paragraph">
      <style:paragraph-properties fo:text-align="center"/>
      <style:text-properties style:use-window-font-color="true" fo:font-size="14pt" style:font-size-asian="14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Default" style:family="paragraph">
      <style:paragraph-properties fo:text-align="center"/>
      <style:text-properties style:use-window-font-color="true" fo:font-size="14pt" style:font-size-asian="14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Default" style:family="paragraph">
      <style:text-properties style:use-window-font-color="true" fo:font-size="14pt" style:font-size-asian="14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Default" style:family="paragraph">
      <style:text-properties style:use-window-font-color="true" fo:font-size="14pt" style:font-size-asian="14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Default" style:family="paragraph">
      <style:text-properties style:use-window-font-color="true" fo:font-size="14pt" style:font-size-asian="14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Default" style:family="paragraph">
      <style:text-properties style:use-window-font-color="true" fo:font-size="14pt" style:font-size-asian="14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Default" style:family="paragraph">
      <style:text-properties style:use-window-font-color="true" fo:font-size="14pt" style:font-size-asian="14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Default" style:family="paragraph">
      <style:text-properties style:use-window-font-color="true" fo:font-size="14pt" style:font-size-asian="14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Default" style:family="paragraph">
      <style:text-properties style:use-window-font-color="true" fo:font-size="14pt" style:font-size-asian="14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Default" style:family="paragraph">
      <style:text-properties style:use-window-font-color="true" fo:font-size="14pt" style:font-size-asian="14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Default" style:family="paragraph">
      <style:text-properties style:use-window-font-color="true" fo:font-size="14pt" style:font-size-asian="14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Default" style:family="paragraph">
      <style:text-properties style:use-window-font-color="true" fo:font-size="14pt" style:font-size-asian="14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Default" style:family="paragraph">
      <style:text-properties style:use-window-font-color="true" fo:font-size="14pt" style:font-size-asian="14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Default" style:family="paragraph">
      <style:text-properties style:use-window-font-color="true" fo:font-size="14pt" style:font-size-asian="14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131" style:parent-style-name="預設段落字型" style:family="text">
      <style:text-properties style:font-name="標楷體" style:font-name-asian="標楷體" style:letter-kerning="false" fo:font-size="14pt" style:font-size-asian="14pt" style:font-size-complex="12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Default" style:family="paragraph">
      <style:text-properties style:use-window-font-color="true" fo:font-size="14pt" style:font-size-asian="14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Default" style:family="paragraph">
      <style:text-properties style:use-window-font-color="true" fo:font-size="14pt" style:font-size-asian="14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138" style:parent-style-name="預設段落字型" style:family="text">
      <style:text-properties style:font-name="標楷體" style:font-name-asian="標楷體" style:letter-kerning="false" fo:font-size="14pt" style:font-size-asian="14pt" style:font-size-complex="12pt"/>
    </style:style>
    <style:style style:name="P139" style:parent-style-name="Default" style:family="paragraph">
      <style:text-properties style:use-window-font-color="true" fo:font-size="14pt" style:font-size-asian="14pt"/>
    </style:style>
    <style:style style:name="P140" style:parent-style-name="Default" style:list-style-name="LFO1" style:family="paragraph">
      <style:text-properties style:use-window-font-color="true" fo:font-size="14pt" style:font-size-asian="14pt"/>
    </style:style>
    <style:style style:name="P141" style:parent-style-name="Default" style:list-style-name="LFO1" style:family="paragraph">
      <style:text-properties style:use-window-font-color="true" fo:font-size="14pt" style:font-size-asian="14pt"/>
    </style:style>
    <style:style style:name="P142" style:parent-style-name="Default" style:list-style-name="LFO1" style:family="paragraph">
      <style:text-properties style:use-window-font-color="true" fo:font-size="14pt" style:font-size-asian="14pt"/>
    </style:style>
    <style:style style:name="P143" style:parent-style-name="Default" style:family="paragraph">
      <style:paragraph-properties fo:break-before="page"/>
      <style:text-properties style:use-window-font-color="true"/>
    </style:style>
    <style:style style:name="TableColumn145" style:family="table-column">
      <style:table-column-properties style:column-width="1.4534in" style:use-optimal-column-width="false"/>
    </style:style>
    <style:style style:name="TableColumn146" style:family="table-column">
      <style:table-column-properties style:column-width="1.575in" style:use-optimal-column-width="false"/>
    </style:style>
    <style:style style:name="TableColumn147" style:family="table-column">
      <style:table-column-properties style:column-width="3.7402in" style:use-optimal-column-width="false"/>
    </style:style>
    <style:style style:name="Table144" style:family="table">
      <style:table-properties style:width="6.7687in" fo:margin-left="0in" table:align="left"/>
    </style:style>
    <style:style style:name="TableRow148" style:family="table-row">
      <style:table-row-properties style:min-row-height="0.177in"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Default" style:family="paragraph">
      <style:text-properties style:use-window-font-color="true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Default" style:family="paragraph">
      <style:text-properties style:use-window-font-color="true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Default" style:family="paragraph">
      <style:text-properties style:use-window-font-color="tru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Default" style:family="paragraph">
      <style:text-properties style:use-window-font-color="tru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Default" style:family="paragraph">
      <style:text-properties style:use-window-font-color="true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Default" style:family="paragraph">
      <style:text-properties style:use-window-font-color="tru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Default" style:family="paragraph">
      <style:text-properties style:use-window-font-color="tru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Default" style:family="paragraph">
      <style:text-properties style:use-window-font-color="true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Default" style:family="paragraph">
      <style:text-properties style:use-window-font-color="tru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Default" style:family="paragraph">
      <style:text-properties style:use-window-font-color="tru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Default" style:family="paragraph">
      <style:text-properties style:use-window-font-color="true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Default" style:family="paragraph">
      <style:text-properties style:use-window-font-color="tru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Default" style:family="paragraph">
      <style:text-properties style:use-window-font-color="tru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Default" style:family="paragraph">
      <style:text-properties style:use-window-font-color="true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Default" style:family="paragraph">
      <style:text-properties style:use-window-font-color="tru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Default" style:family="paragraph">
      <style:text-properties style:use-window-font-color="tru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Default" style:family="paragraph">
      <style:text-properties style:use-window-font-color="true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Default" style:family="paragraph">
      <style:text-properties style:use-window-font-color="tru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Default" style:family="paragraph">
      <style:text-properties style:use-window-font-color="tru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Default" style:family="paragraph">
      <style:text-properties style:use-window-font-color="true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Default" style:family="paragraph">
      <style:text-properties style:use-window-font-color="tru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Default" style:family="paragraph">
      <style:text-properties style:use-window-font-color="tru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Default" style:family="paragraph">
      <style:text-properties style:use-window-font-color="true"/>
    </style:style>
    <style:style style:name="P203" style:parent-style-name="Default" style:family="paragraph">
      <style:text-properties style:use-window-font-color="true"/>
    </style:style>
    <style:style style:name="P204" style:parent-style-name="Default" style:list-style-name="LFO2" style:family="paragraph">
      <style:text-properties style:use-window-font-color="true"/>
    </style:style>
    <style:style style:name="P205" style:parent-style-name="Default" style:list-style-name="LFO2" style:family="paragraph">
      <style:text-properties style:use-window-font-color="true"/>
    </style:style>
    <style:style style:name="P206" style:parent-style-name="Default" style:list-style-name="LFO2" style:family="paragraph">
      <style:text-properties style:use-window-font-color="true"/>
    </style:style>
    <style:style style:name="TableColumn208" style:family="table-column">
      <style:table-column-properties style:column-width="6.5097in"/>
    </style:style>
    <style:style style:name="Table207" style:family="table">
      <style:table-properties style:width="6.5097in" fo:margin-left="0.3333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Default" style:family="paragraph">
      <style:text-properties style:use-window-font-color="true"/>
    </style:style>
    <style:style style:name="P212" style:parent-style-name="Default" style:family="paragraph">
      <style:text-properties style:use-window-font-color="true"/>
    </style:style>
    <style:style style:name="P213" style:parent-style-name="Default" style:family="paragraph">
      <style:text-properties style:use-window-font-color="true"/>
    </style:style>
    <style:style style:name="P214" style:parent-style-name="Default" style:family="paragraph">
      <style:text-properties style:use-window-font-color="true"/>
    </style:style>
    <style:style style:name="P215" style:parent-style-name="Default" style:family="paragraph">
      <style:text-properties style:use-window-font-color="true"/>
    </style:style>
    <style:style style:name="T216" style:parent-style-name="預設段落字型" style:family="text">
      <style:text-properties style:use-window-font-color="true"/>
    </style:style>
    <style:style style:name="T217" style:parent-style-name="預設段落字型" style:family="text">
      <style:text-properties fo:color="#C00000"/>
    </style:style>
    <style:style style:name="T218" style:parent-style-name="預設段落字型" style:family="text">
      <style:text-properties style:use-window-font-color="true"/>
    </style:style>
    <style:style style:name="T219" style:parent-style-name="預設段落字型" style:family="text">
      <style:text-properties style:use-window-font-color="true"/>
    </style:style>
    <style:style style:name="T220" style:parent-style-name="預設段落字型" style:family="text">
      <style:text-properties style:use-window-font-color="true"/>
    </style:style>
    <style:style style:name="T221" style:parent-style-name="預設段落字型" style:family="text">
      <style:text-properties fo:color="#C00000"/>
    </style:style>
    <style:style style:name="T222" style:parent-style-name="預設段落字型" style:family="text">
      <style:text-properties style:use-window-font-color="true"/>
    </style:style>
    <style:style style:name="T223" style:parent-style-name="預設段落字型" style:family="text">
      <style:text-properties style:use-window-font-color="true"/>
    </style:style>
    <style:style style:name="P224" style:parent-style-name="Default" style:family="paragraph">
      <style:paragraph-properties fo:break-before="page"/>
      <style:text-properties style:use-window-font-color="true"/>
    </style:style>
    <style:style style:name="TableColumn226" style:family="table-column">
      <style:table-column-properties style:column-width="1.65in" style:use-optimal-column-width="false"/>
    </style:style>
    <style:style style:name="TableColumn227" style:family="table-column">
      <style:table-column-properties style:column-width="1.575in" style:use-optimal-column-width="false"/>
    </style:style>
    <style:style style:name="TableColumn228" style:family="table-column">
      <style:table-column-properties style:column-width="3.5437in" style:use-optimal-column-width="false"/>
    </style:style>
    <style:style style:name="Table225" style:family="table">
      <style:table-properties style:width="6.7687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Default" style:family="paragraph">
      <style:text-properties style:use-window-font-color="true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Default" style:family="paragraph">
      <style:text-properties style:use-window-font-color="true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Default" style:family="paragraph">
      <style:text-properties style:use-window-font-color="tru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Default" style:family="paragraph">
      <style:text-properties style:use-window-font-color="tru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Default" style:family="paragraph">
      <style:text-properties style:use-window-font-color="true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Default" style:family="paragraph">
      <style:text-properties style:use-window-font-color="tru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Default" style:family="paragraph">
      <style:text-properties style:use-window-font-color="tru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Default" style:family="paragraph">
      <style:text-properties style:use-window-font-color="true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Default" style:family="paragraph">
      <style:text-properties style:use-window-font-color="tru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Default" style:family="paragraph">
      <style:text-properties style:use-window-font-color="tru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Default" style:family="paragraph">
      <style:text-properties style:use-window-font-color="true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Default" style:family="paragraph">
      <style:text-properties style:use-window-font-color="true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Default" style:family="paragraph">
      <style:text-properties style:use-window-font-color="tru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Default" style:family="paragraph">
      <style:text-properties style:use-window-font-color="true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Default" style:family="paragraph">
      <style:text-properties style:use-window-font-color="tru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Default" style:family="paragraph">
      <style:text-properties style:use-window-font-color="tru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Default" style:family="paragraph">
      <style:text-properties style:use-window-font-color="true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Default" style:family="paragraph">
      <style:text-properties style:use-window-font-color="true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Default" style:family="paragraph">
      <style:text-properties style:use-window-font-color="true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Default" style:family="paragraph">
      <style:text-properties style:use-window-font-color="true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Default" style:family="paragraph">
      <style:text-properties style:use-window-font-color="tru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Default" style:family="paragraph">
      <style:text-properties style:use-window-font-color="true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Default" style:family="paragraph">
      <style:text-properties style:use-window-font-color="true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Default" style:family="paragraph">
      <style:text-properties style:use-window-font-color="tru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Default" style:family="paragraph">
      <style:text-properties style:use-window-font-color="true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Default" style:family="paragraph">
      <style:text-properties style:use-window-font-color="true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Default" style:family="paragraph">
      <style:text-properties style:use-window-font-color="true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Default" style:family="paragraph">
      <style:text-properties style:use-window-font-color="true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Default" style:family="paragraph">
      <style:text-properties style:use-window-font-color="true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Default" style:family="paragraph">
      <style:text-properties style:use-window-font-color="true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Default" style:family="paragraph">
      <style:text-properties style:use-window-font-color="tru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Default" style:family="paragraph">
      <style:text-properties style:use-window-font-color="true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Default" style:family="paragraph">
      <style:text-properties style:use-window-font-color="tru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Default" style:family="paragraph">
      <style:text-properties style:use-window-font-color="true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311" style:parent-style-name="預設段落字型" style:family="text">
      <style:text-properties style:use-window-font-color="true"/>
    </style:style>
    <style:style style:name="T312" style:parent-style-name="預設段落字型" style:family="text">
      <style:text-properties style:use-window-font-color="true"/>
    </style:style>
    <style:style style:name="T313" style:parent-style-name="預設段落字型" style:family="text">
      <style:text-properties style:use-window-font-color="true" style:language-asian="zh" style:country-asian="HK"/>
    </style:style>
    <style:style style:name="T314" style:parent-style-name="預設段落字型" style:family="text">
      <style:text-properties style:use-window-font-color="true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Default" style:family="paragraph">
      <style:text-properties style:use-window-font-color="true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Default" style:family="paragraph">
      <style:text-properties style:use-window-font-color="true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321" style:parent-style-name="預設段落字型" style:family="text">
      <style:text-properties style:use-window-font-color="true"/>
    </style:style>
    <style:style style:name="T322" style:parent-style-name="預設段落字型" style:family="text">
      <style:text-properties style:use-window-font-color="true"/>
    </style:style>
    <style:style style:name="T323" style:parent-style-name="預設段落字型" style:family="text">
      <style:text-properties style:use-window-font-color="true"/>
    </style:style>
    <style:style style:name="T324" style:parent-style-name="預設段落字型" style:family="text">
      <style:text-properties style:use-window-font-color="true" style:language-asian="zh" style:country-asian="HK"/>
    </style:style>
    <style:style style:name="T325" style:parent-style-name="預設段落字型" style:family="text">
      <style:text-properties style:use-window-font-color="true"/>
    </style:style>
    <style:style style:name="T326" style:parent-style-name="預設段落字型" style:family="text">
      <style:text-properties style:use-window-font-color="true"/>
    </style:style>
    <style:style style:name="T327" style:parent-style-name="預設段落字型" style:family="text">
      <style:text-properties style:use-window-font-color="true"/>
    </style:style>
    <style:style style:name="T328" style:parent-style-name="預設段落字型" style:family="text">
      <style:text-properties style:use-window-font-color="true"/>
    </style:style>
    <style:style style:name="T329" style:parent-style-name="預設段落字型" style:family="text">
      <style:text-properties style:use-window-font-color="true"/>
    </style:style>
    <style:style style:name="T330" style:parent-style-name="預設段落字型" style:family="text">
      <style:text-properties style:use-window-font-color="true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Default" style:family="paragraph">
      <style:text-properties style:use-window-font-color="tru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Default" style:family="paragraph">
      <style:text-properties style:use-window-font-color="tru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Default" style:family="paragraph">
      <style:text-properties style:use-window-font-color="true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Default" style:family="paragraph">
      <style:text-properties style:use-window-font-color="tru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Default" style:family="paragraph">
      <style:text-properties style:use-window-font-color="true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Default" style:family="paragraph">
      <style:text-properties style:use-window-font-color="true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Default" style:family="paragraph">
      <style:text-properties style:use-window-font-color="true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Default" style:family="paragraph">
      <style:text-properties style:use-window-font-color="tru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Default" style:family="paragraph">
      <style:text-properties style:use-window-font-color="true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Default" style:family="paragraph">
      <style:text-properties style:use-window-font-color="tru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Default" style:family="paragraph">
      <style:text-properties style:use-window-font-color="true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Default" style:family="paragraph">
      <style:text-properties style:use-window-font-color="true"/>
    </style:style>
    <style:style style:name="P359" style:parent-style-name="Default" style:family="paragraph">
      <style:text-properties style:use-window-font-color="true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Default" style:family="paragraph">
      <style:text-properties style:use-window-font-color="tru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Default" style:family="paragraph">
      <style:text-properties style:use-window-font-color="true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Default" style:family="paragraph">
      <style:text-properties style:use-window-font-color="true"/>
    </style:style>
    <style:style style:name="P367" style:parent-style-name="Default" style:family="paragraph">
      <style:text-properties style:use-window-font-color="true"/>
    </style:style>
    <style:style style:name="P368" style:parent-style-name="Default" style:family="paragraph">
      <style:text-properties style:use-window-font-color="true"/>
    </style:style>
    <style:style style:name="P369" style:parent-style-name="Default" style:list-style-name="LFO3" style:family="paragraph">
      <style:text-properties style:use-window-font-color="true"/>
    </style:style>
    <style:style style:name="P370" style:parent-style-name="Default" style:list-style-name="LFO3" style:family="paragraph">
      <style:text-properties style:use-window-font-color="true"/>
    </style:style>
    <style:style style:name="TableColumn372" style:family="table-column">
      <style:table-column-properties style:column-width="6.3979in"/>
    </style:style>
    <style:style style:name="Table371" style:family="table">
      <style:table-properties style:width="6.3979in" fo:margin-left="0.3708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Default" style:family="paragraph">
      <style:text-properties style:use-window-font-color="true"/>
    </style:style>
    <style:style style:name="P376" style:parent-style-name="Default" style:family="paragraph">
      <style:text-properties style:use-window-font-color="true"/>
    </style:style>
    <style:style style:name="P377" style:parent-style-name="Default" style:family="paragraph">
      <style:text-properties style:use-window-font-color="true"/>
    </style:style>
    <style:style style:name="P378" style:parent-style-name="Default" style:family="paragraph">
      <style:paragraph-properties fo:break-before="page"/>
      <style:text-properties style:use-window-font-color="true"/>
    </style:style>
    <style:style style:name="TableColumn380" style:family="table-column">
      <style:table-column-properties style:column-width="1.4534in" style:use-optimal-column-width="false"/>
    </style:style>
    <style:style style:name="TableColumn381" style:family="table-column">
      <style:table-column-properties style:column-width="1.575in" style:use-optimal-column-width="false"/>
    </style:style>
    <style:style style:name="TableColumn382" style:family="table-column">
      <style:table-column-properties style:column-width="3.7402in" style:use-optimal-column-width="false"/>
    </style:style>
    <style:style style:name="Table379" style:family="table">
      <style:table-properties style:width="6.7687in" fo:margin-left="0in" table:align="lef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Default" style:family="paragraph">
      <style:text-properties style:use-window-font-color="true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Default" style:family="paragraph">
      <style:text-properties style:use-window-font-color="true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Default" style:family="paragraph">
      <style:text-properties style:use-window-font-color="tru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Default" style:family="paragraph">
      <style:text-properties style:use-window-font-color="true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Default" style:family="paragraph">
      <style:text-properties style:use-window-font-color="true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Default" style:family="paragraph">
      <style:text-properties style:use-window-font-color="true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Default" style:family="paragraph">
      <style:text-properties style:use-window-font-color="tru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Default" style:family="paragraph">
      <style:text-properties style:use-window-font-color="true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Default" style:family="paragraph">
      <style:text-properties style:use-window-font-color="true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Default" style:family="paragraph">
      <style:text-properties style:use-window-font-color="tru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Default" style:family="paragraph">
      <style:text-properties style:use-window-font-color="true"/>
    </style:style>
    <style:style style:name="P410" style:parent-style-name="Default" style:family="paragraph">
      <style:text-properties style:use-window-font-color="true"/>
    </style:style>
    <style:style style:name="P411" style:parent-style-name="Default" style:family="paragraph">
      <style:text-properties style:use-window-font-color="true"/>
    </style:style>
    <style:style style:name="P412" style:parent-style-name="Default" style:list-style-name="LFO4" style:family="paragraph">
      <style:text-properties style:use-window-font-color="true"/>
    </style:style>
    <style:style style:name="P413" style:parent-style-name="Default" style:list-style-name="LFO4" style:family="paragraph">
      <style:text-properties style:use-window-font-color="true"/>
    </style:style>
    <style:style style:name="TableColumn415" style:family="table-column">
      <style:table-column-properties style:column-width="5.3152in"/>
    </style:style>
    <style:style style:name="Table414" style:family="table">
      <style:table-properties style:width="5.3152in" fo:margin-left="0.3708in" table:align="left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Default" style:family="paragraph">
      <style:text-properties style:use-window-font-color="true"/>
    </style:style>
    <style:style style:name="P419" style:parent-style-name="Default" style:family="paragraph">
      <style:text-properties style:use-window-font-color="true"/>
    </style:style>
    <style:style style:name="P420" style:parent-style-name="Default" style:family="paragraph">
      <style:text-properties style:use-window-font-color="true"/>
    </style:style>
    <style:style style:name="P421" style:parent-style-name="Default" style:family="paragraph">
      <style:text-properties style:use-window-font-color="true"/>
    </style:style>
    <style:style style:name="P422" style:parent-style-name="Default" style:family="paragraph">
      <style:paragraph-properties fo:break-before="page"/>
      <style:text-properties style:use-window-font-color="true"/>
    </style:style>
    <style:style style:name="TableColumn424" style:family="table-column">
      <style:table-column-properties style:column-width="1.9458in" style:use-optimal-column-width="false"/>
    </style:style>
    <style:style style:name="TableColumn425" style:family="table-column">
      <style:table-column-properties style:column-width="1.2791in" style:use-optimal-column-width="false"/>
    </style:style>
    <style:style style:name="TableColumn426" style:family="table-column">
      <style:table-column-properties style:column-width="3.5437in" style:use-optimal-column-width="false"/>
    </style:style>
    <style:style style:name="Table423" style:family="table">
      <style:table-properties style:width="6.7687in" fo:margin-left="0in" table:align="lef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Default" style:family="paragraph">
      <style:text-properties style:use-window-font-color="true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Default" style:family="paragraph">
      <style:text-properties style:use-window-font-color="true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Default" style:family="paragraph">
      <style:text-properties style:use-window-font-color="true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Default" style:family="paragraph">
      <style:text-properties style:use-window-font-color="true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Default" style:family="paragraph">
      <style:text-properties style:use-window-font-color="true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Default" style:family="paragraph">
      <style:text-properties style:use-window-font-color="true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Default" style:family="paragraph">
      <style:text-properties style:use-window-font-color="true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Default" style:family="paragraph">
      <style:text-properties style:use-window-font-color="true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Default" style:family="paragraph">
      <style:text-properties style:use-window-font-color="true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Default" style:family="paragraph">
      <style:text-properties style:use-window-font-color="true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Default" style:family="paragraph">
      <style:text-properties style:use-window-font-color="true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Default" style:family="paragraph">
      <style:text-properties style:use-window-font-color="tru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Default" style:family="paragraph">
      <style:text-properties style:use-window-font-color="true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Default" style:family="paragraph">
      <style:text-properties style:use-window-font-color="true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Default" style:family="paragraph">
      <style:text-properties style:use-window-font-color="true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Default" style:family="paragraph">
      <style:text-properties style:use-window-font-color="true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Default" style:family="paragraph">
      <style:text-properties style:use-window-font-color="true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Default" style:family="paragraph">
      <style:text-properties style:use-window-font-color="true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Default" style:family="paragraph">
      <style:text-properties style:use-window-font-color="true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Default" style:family="paragraph">
      <style:text-properties style:use-window-font-color="true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Default" style:family="paragraph">
      <style:text-properties style:use-window-font-color="true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Default" style:family="paragraph">
      <style:text-properties style:use-window-font-color="tru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Default" style:family="paragraph">
      <style:text-properties style:use-window-font-color="true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Default" style:family="paragraph">
      <style:text-properties style:use-window-font-color="true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Default" style:family="paragraph">
      <style:text-properties style:use-window-font-color="true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Default" style:family="paragraph">
      <style:text-properties style:use-window-font-color="true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Default" style:family="paragraph">
      <style:text-properties style:use-window-font-color="true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Default" style:family="paragraph">
      <style:text-properties style:use-window-font-color="tru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Default" style:family="paragraph">
      <style:text-properties style:use-window-font-color="true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Default" style:family="paragraph">
      <style:text-properties style:use-window-font-color="true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Default" style:family="paragraph">
      <style:text-properties style:use-window-font-color="tru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Default" style:family="paragraph">
      <style:text-properties style:use-window-font-color="true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Default" style:family="paragraph">
      <style:text-properties style:use-window-font-color="true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Default" style:family="paragraph">
      <style:text-properties style:use-window-font-color="true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Default" style:family="paragraph">
      <style:text-properties style:use-window-font-color="true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Default" style:family="paragraph">
      <style:text-properties style:use-window-font-color="true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Default" style:family="paragraph">
      <style:text-properties style:use-window-font-color="true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Default" style:family="paragraph">
      <style:text-properties style:use-window-font-color="true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Default" style:family="paragraph">
      <style:text-properties style:use-window-font-color="true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Default" style:family="paragraph">
      <style:text-properties style:use-window-font-color="true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Default" style:family="paragraph">
      <style:text-properties style:use-window-font-color="true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Default" style:family="paragraph">
      <style:text-properties style:use-window-font-color="true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Default" style:family="paragraph">
      <style:text-properties style:use-window-font-color="true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Default" style:family="paragraph">
      <style:text-properties style:use-window-font-color="true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Default" style:family="paragraph">
      <style:text-properties style:use-window-font-color="true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Default" style:family="paragraph">
      <style:text-properties style:use-window-font-color="true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Default" style:family="paragraph">
      <style:text-properties style:use-window-font-color="true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Default" style:family="paragraph">
      <style:text-properties style:use-window-font-color="true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Default" style:family="paragraph">
      <style:text-properties style:use-window-font-color="true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Default" style:family="paragraph">
      <style:text-properties style:use-window-font-color="true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Default" style:family="paragraph">
      <style:text-properties style:use-window-font-color="tru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Default" style:family="paragraph">
      <style:text-properties style:use-window-font-color="true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Default" style:family="paragraph">
      <style:text-properties style:use-window-font-color="true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Default" style:family="paragraph">
      <style:text-properties style:use-window-font-color="true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Default" style:family="paragraph">
      <style:text-properties style:use-window-font-color="true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Default" style:family="paragraph">
      <style:text-properties style:use-window-font-color="true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Default" style:family="paragraph">
      <style:text-properties style:use-window-font-color="true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Default" style:family="paragraph">
      <style:text-properties style:use-window-font-color="true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Default" style:family="paragraph">
      <style:text-properties style:use-window-font-color="true"/>
    </style:style>
    <style:style style:name="P566" style:parent-style-name="Default" style:family="paragraph">
      <style:text-properties style:use-window-font-color="true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Default" style:family="paragraph">
      <style:text-properties style:use-window-font-color="true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Default" style:family="paragraph">
      <style:text-properties style:use-window-font-color="true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Default" style:family="paragraph">
      <style:text-properties style:use-window-font-color="true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Default" style:family="paragraph">
      <style:text-properties style:use-window-font-color="true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Default" style:family="paragraph">
      <style:text-properties style:use-window-font-color="true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Default" style:family="paragraph">
      <style:text-properties style:use-window-font-color="true"/>
    </style:style>
    <style:style style:name="P581" style:parent-style-name="Default" style:family="paragraph">
      <style:text-properties style:use-window-font-color="true"/>
    </style:style>
    <style:style style:name="P582" style:parent-style-name="Default" style:family="paragraph">
      <style:text-properties style:use-window-font-color="true"/>
    </style:style>
    <style:style style:name="P583" style:parent-style-name="Default" style:list-style-name="LFO5" style:family="paragraph">
      <style:text-properties style:use-window-font-color="true"/>
    </style:style>
    <style:style style:name="P584" style:parent-style-name="Default" style:list-style-name="LFO5" style:family="paragraph">
      <style:text-properties style:use-window-font-color="true"/>
    </style:style>
    <style:style style:name="P585" style:parent-style-name="Default" style:list-style-name="LFO5" style:family="paragraph">
      <style:text-properties style:use-window-font-color="true"/>
    </style:style>
    <style:style style:name="TableColumn587" style:family="table-column">
      <style:table-column-properties style:column-width="7.8166in"/>
    </style:style>
    <style:style style:name="Table586" style:family="table">
      <style:table-properties style:width="7.5798in" fo:margin-left="-0.4173in" table:align="left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Default" style:family="paragraph">
      <style:text-properties style:use-window-font-color="true"/>
    </style:style>
    <style:style style:name="P591" style:parent-style-name="Default" style:family="paragraph">
      <style:text-properties style:use-window-font-color="true"/>
    </style:style>
    <style:style style:name="P592" style:parent-style-name="Default" style:family="paragraph">
      <style:text-properties style:use-window-font-color="true"/>
    </style:style>
    <style:style style:name="P593" style:parent-style-name="Default" style:family="paragraph">
      <style:text-properties style:use-window-font-color="true"/>
    </style:style>
    <style:style style:name="P594" style:parent-style-name="Default" style:family="paragraph">
      <style:text-properties style:use-window-font-color="true"/>
    </style:style>
    <style:style style:name="P595" style:parent-style-name="Default" style:family="paragraph">
      <style:text-properties style:use-window-font-color="true"/>
    </style:style>
    <style:style style:name="P596" style:parent-style-name="Default" style:family="paragraph">
      <style:text-properties style:use-window-font-color="true"/>
    </style:style>
    <style:style style:name="P597" style:parent-style-name="Default" style:family="paragraph">
      <style:text-properties style:use-window-font-color="true"/>
    </style:style>
    <style:style style:name="P598" style:parent-style-name="Default" style:family="paragraph">
      <style:text-properties style:use-window-font-color="true"/>
    </style:style>
    <style:style style:name="P599" style:parent-style-name="Default" style:family="paragraph">
      <style:text-properties style:use-window-font-color="true"/>
    </style:style>
    <style:style style:name="P600" style:parent-style-name="Default" style:family="paragraph">
      <style:text-properties style:use-window-font-color="true"/>
    </style:style>
    <style:style style:name="P601" style:parent-style-name="Default" style:family="paragraph">
      <style:paragraph-properties fo:break-before="page"/>
      <style:text-properties style:use-window-font-color="true"/>
    </style:style>
    <style:style style:name="TableColumn603" style:family="table-column">
      <style:table-column-properties style:column-width="1.4534in" style:use-optimal-column-width="false"/>
    </style:style>
    <style:style style:name="TableColumn604" style:family="table-column">
      <style:table-column-properties style:column-width="1.575in" style:use-optimal-column-width="false"/>
    </style:style>
    <style:style style:name="TableColumn605" style:family="table-column">
      <style:table-column-properties style:column-width="3.7402in" style:use-optimal-column-width="false"/>
    </style:style>
    <style:style style:name="Table602" style:family="table">
      <style:table-properties style:width="6.7687in" fo:margin-left="0in" table:align="lef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Default" style:family="paragraph">
      <style:text-properties style:use-window-font-color="true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Default" style:family="paragraph">
      <style:text-properties style:use-window-font-color="true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Default" style:family="paragraph">
      <style:text-properties style:use-window-font-color="true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Default" style:family="paragraph">
      <style:text-properties style:use-window-font-color="true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Default" style:family="paragraph">
      <style:text-properties style:use-window-font-color="true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Default" style:family="paragraph">
      <style:text-properties style:use-window-font-color="true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Default" style:family="paragraph">
      <style:text-properties style:use-window-font-color="true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Default" style:family="paragraph">
      <style:text-properties style:use-window-font-color="true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Default" style:family="paragraph">
      <style:text-properties style:use-window-font-color="true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Default" style:family="paragraph">
      <style:text-properties style:use-window-font-color="true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Default" style:family="paragraph">
      <style:text-properties style:use-window-font-color="true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Default" style:family="paragraph">
      <style:text-properties style:use-window-font-color="true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Default" style:family="paragraph">
      <style:text-properties style:use-window-font-color="true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Default" style:family="paragraph">
      <style:text-properties style:use-window-font-color="true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Default" style:family="paragraph">
      <style:text-properties style:use-window-font-color="true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Default" style:family="paragraph">
      <style:text-properties style:use-window-font-color="tru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Default" style:family="paragraph">
      <style:text-properties style:use-window-font-color="true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Default" style:family="paragraph">
      <style:text-properties style:use-window-font-color="true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Default" style:family="paragraph">
      <style:text-properties style:use-window-font-color="true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Default" style:family="paragraph">
      <style:text-properties style:use-window-font-color="true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Default" style:family="paragraph">
      <style:text-properties style:use-window-font-color="true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Default" style:family="paragraph">
      <style:text-properties style:use-window-font-color="true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Default" style:family="paragraph">
      <style:text-properties style:use-window-font-color="true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Default" style:family="paragraph">
      <style:text-properties style:use-window-font-color="true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Default" style:family="paragraph">
      <style:text-properties style:use-window-font-color="true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Default" style:family="paragraph">
      <style:text-properties style:use-window-font-color="true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Default" style:family="paragraph">
      <style:text-properties style:use-window-font-color="true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Default" style:family="paragraph">
      <style:text-properties style:use-window-font-color="true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Default" style:family="paragraph">
      <style:text-properties style:use-window-font-color="true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Default" style:family="paragraph">
      <style:text-properties style:use-window-font-color="true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Default" style:family="paragraph">
      <style:text-properties style:use-window-font-color="true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Default" style:family="paragraph">
      <style:text-properties style:use-window-font-color="true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Default" style:family="paragraph">
      <style:text-properties style:use-window-font-color="true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Default" style:family="paragraph">
      <style:text-properties style:use-window-font-color="true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Default" style:family="paragraph">
      <style:text-properties style:use-window-font-color="true"/>
    </style:style>
    <style:style style:name="P689" style:parent-style-name="Default" style:family="paragraph">
      <style:text-properties style:use-window-font-color="true"/>
    </style:style>
    <style:style style:name="P690" style:parent-style-name="Default" style:family="paragraph">
      <style:text-properties style:use-window-font-color="true"/>
    </style:style>
    <style:style style:name="P691" style:parent-style-name="Default" style:family="paragraph">
      <style:text-properties style:use-window-font-color="true"/>
    </style:style>
    <style:style style:name="P692" style:parent-style-name="Default" style:list-style-name="LFO6" style:family="paragraph">
      <style:text-properties style:use-window-font-color="true"/>
    </style:style>
    <style:style style:name="P693" style:parent-style-name="Default" style:list-style-name="LFO6" style:family="paragraph">
      <style:text-properties style:use-window-font-color="true"/>
    </style:style>
    <style:style style:name="P694" style:parent-style-name="Default" style:list-style-name="LFO6" style:family="paragraph">
      <style:text-properties style:use-window-font-color="true"/>
    </style:style>
    <style:style style:name="TableColumn696" style:family="table-column">
      <style:table-column-properties style:column-width="6.8909in"/>
    </style:style>
    <style:style style:name="Table695" style:family="table">
      <style:table-properties style:width="6.8909in" fo:margin-left="0.1736in" table:align="left"/>
    </style:style>
    <style:style style:name="TableRow697" style:family="table-row">
      <style:table-row-properties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Default" style:family="paragraph">
      <style:text-properties style:use-window-font-color="true"/>
    </style:style>
    <style:style style:name="P700" style:parent-style-name="Default" style:family="paragraph">
      <style:text-properties style:use-window-font-color="true"/>
    </style:style>
    <style:style style:name="P701" style:parent-style-name="Default" style:family="paragraph">
      <style:text-properties style:use-window-font-color="true"/>
    </style:style>
    <style:style style:name="P702" style:parent-style-name="Default" style:family="paragraph">
      <style:text-properties style:use-window-font-color="true"/>
    </style:style>
    <style:style style:name="P703" style:parent-style-name="Default" style:family="paragraph">
      <style:text-properties style:use-window-font-color="true"/>
    </style:style>
    <style:style style:name="P704" style:parent-style-name="Default" style:family="paragraph">
      <style:text-properties style:use-window-font-color="true"/>
    </style:style>
    <style:style style:name="P705" style:parent-style-name="Default" style:family="paragraph">
      <style:text-properties style:use-window-font-color="true"/>
    </style:style>
    <style:style style:name="P706" style:parent-style-name="Default" style:family="paragraph">
      <style:text-properties style:use-window-font-color="true"/>
    </style:style>
    <style:style style:name="P707" style:parent-style-name="Default" style:family="paragraph">
      <style:text-properties style:use-window-font-color="true"/>
    </style:style>
    <style:style style:name="P708" style:parent-style-name="Default" style:family="paragraph">
      <style:text-properties style:use-window-font-color="true"/>
    </style:style>
    <style:style style:name="P709" style:parent-style-name="Default" style:family="paragraph">
      <style:text-properties style:use-window-font-color="true"/>
    </style:style>
    <style:style style:name="P710" style:parent-style-name="Default" style:family="paragraph">
      <style:text-properties style:use-window-font-color="true"/>
    </style:style>
    <style:style style:name="P711" style:parent-style-name="Default" style:family="paragraph">
      <style:text-properties style:use-window-font-color="true"/>
    </style:style>
    <style:style style:name="P712" style:parent-style-name="Default" style:family="paragraph">
      <style:text-properties style:use-window-font-color="true"/>
    </style:style>
    <style:style style:name="P713" style:parent-style-name="Default" style:family="paragraph">
      <style:text-properties style:use-window-font-color="true"/>
    </style:style>
    <style:style style:name="P714" style:parent-style-name="Default" style:family="paragraph">
      <style:text-properties style:use-window-font-color="true"/>
    </style:style>
    <style:style style:name="P715" style:parent-style-name="Default" style:family="paragraph">
      <style:text-properties style:use-window-font-color="true"/>
    </style:style>
    <style:style style:name="P716" style:parent-style-name="Default" style:family="paragraph">
      <style:paragraph-properties fo:break-before="page"/>
      <style:text-properties style:use-window-font-color="true"/>
    </style:style>
    <style:style style:name="TableColumn718" style:family="table-column">
      <style:table-column-properties style:column-width="1.4534in" style:use-optimal-column-width="false"/>
    </style:style>
    <style:style style:name="TableColumn719" style:family="table-column">
      <style:table-column-properties style:column-width="1.575in" style:use-optimal-column-width="false"/>
    </style:style>
    <style:style style:name="TableColumn720" style:family="table-column">
      <style:table-column-properties style:column-width="3.7402in" style:use-optimal-column-width="false"/>
    </style:style>
    <style:style style:name="Table717" style:family="table">
      <style:table-properties style:width="6.7687in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Default" style:family="paragraph">
      <style:text-properties style:use-window-font-color="true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Default" style:family="paragraph">
      <style:text-properties style:use-window-font-color="true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Default" style:family="paragraph">
      <style:text-properties style:use-window-font-color="true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Default" style:family="paragraph">
      <style:text-properties style:use-window-font-color="tru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Default" style:family="paragraph">
      <style:text-properties style:use-window-font-color="true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Default" style:family="paragraph">
      <style:text-properties style:use-window-font-color="true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Default" style:family="paragraph">
      <style:text-properties style:use-window-font-color="true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Default" style:family="paragraph">
      <style:text-properties style:use-window-font-color="true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Default" style:family="paragraph">
      <style:text-properties style:use-window-font-color="true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Default" style:family="paragraph">
      <style:text-properties style:use-window-font-color="true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Default" style:family="paragraph">
      <style:text-properties style:use-window-font-color="true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Default" style:family="paragraph">
      <style:text-properties style:use-window-font-color="tru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Default" style:family="paragraph">
      <style:text-properties style:use-window-font-color="true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Default" style:family="paragraph">
      <style:text-properties style:use-window-font-color="true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Default" style:family="paragraph">
      <style:text-properties style:use-window-font-color="true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Default" style:family="paragraph">
      <style:text-properties style:use-window-font-color="true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Default" style:family="paragraph">
      <style:text-properties style:use-window-font-color="true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Default" style:family="paragraph">
      <style:text-properties style:use-window-font-color="true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Default" style:family="paragraph">
      <style:text-properties style:use-window-font-color="true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Default" style:family="paragraph">
      <style:text-properties style:use-window-font-color="true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Default" style:family="paragraph">
      <style:text-properties style:use-window-font-color="true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Default" style:family="paragraph">
      <style:text-properties style:use-window-font-color="true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Default" style:family="paragraph">
      <style:text-properties style:use-window-font-color="true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Default" style:family="paragraph">
      <style:text-properties style:use-window-font-color="true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Default" style:family="paragraph">
      <style:text-properties style:use-window-font-color="true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Default" style:family="paragraph">
      <style:text-properties style:use-window-font-color="true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Default" style:family="paragraph">
      <style:text-properties style:use-window-font-color="true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Default" style:family="paragraph">
      <style:text-properties style:use-window-font-color="true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Default" style:family="paragraph">
      <style:text-properties style:use-window-font-color="true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Default" style:family="paragraph">
      <style:text-properties style:use-window-font-color="true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Default" style:family="paragraph">
      <style:text-properties style:use-window-font-color="true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Default" style:family="paragraph">
      <style:text-properties style:use-window-font-color="true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Default" style:family="paragraph">
      <style:text-properties style:use-window-font-color="true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Default" style:family="paragraph">
      <style:text-properties style:use-window-font-color="true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Default" style:family="paragraph">
      <style:text-properties style:use-window-font-color="true"/>
    </style:style>
    <style:style style:name="P804" style:parent-style-name="Default" style:family="paragraph">
      <style:text-properties style:use-window-font-color="true"/>
    </style:style>
    <style:style style:name="P805" style:parent-style-name="Default" style:family="paragraph">
      <style:text-properties style:use-window-font-color="true"/>
    </style:style>
    <style:style style:name="P806" style:parent-style-name="Default" style:family="paragraph">
      <style:text-properties style:use-window-font-color="true"/>
    </style:style>
    <style:style style:name="P807" style:parent-style-name="Default" style:list-style-name="LFO7" style:family="paragraph">
      <style:text-properties style:use-window-font-color="true"/>
    </style:style>
    <style:style style:name="P808" style:parent-style-name="Default" style:list-style-name="LFO7" style:family="paragraph">
      <style:text-properties style:use-window-font-color="true"/>
    </style:style>
    <style:style style:name="TableColumn810" style:family="table-column">
      <style:table-column-properties style:column-width="6.3in"/>
    </style:style>
    <style:style style:name="Table809" style:family="table">
      <style:table-properties style:width="6.3in" fo:margin-left="0.3708in" table:align="left"/>
    </style:style>
    <style:style style:name="TableRow811" style:family="table-row">
      <style:table-row-properties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Default" style:family="paragraph">
      <style:text-properties style:use-window-font-color="true"/>
    </style:style>
    <style:style style:name="P814" style:parent-style-name="Default" style:family="paragraph">
      <style:text-properties style:use-window-font-color="true"/>
    </style:style>
    <style:style style:name="P815" style:parent-style-name="Default" style:family="paragraph">
      <style:paragraph-properties fo:break-before="page"/>
      <style:text-properties style:use-window-font-color="true"/>
    </style:style>
    <style:style style:name="TableColumn817" style:family="table-column">
      <style:table-column-properties style:column-width="1.4534in" style:use-optimal-column-width="false"/>
    </style:style>
    <style:style style:name="TableColumn818" style:family="table-column">
      <style:table-column-properties style:column-width="1.575in" style:use-optimal-column-width="false"/>
    </style:style>
    <style:style style:name="TableColumn819" style:family="table-column">
      <style:table-column-properties style:column-width="3.7402in" style:use-optimal-column-width="false"/>
    </style:style>
    <style:style style:name="Table816" style:family="table">
      <style:table-properties style:width="6.7687in" fo:margin-left="0in" table:align="lef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Default" style:family="paragraph">
      <style:text-properties style:use-window-font-color="true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Default" style:family="paragraph">
      <style:text-properties style:use-window-font-color="true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Default" style:family="paragraph">
      <style:text-properties style:use-window-font-color="true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Default" style:family="paragraph">
      <style:text-properties style:use-window-font-color="true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Default" style:family="paragraph">
      <style:text-properties style:use-window-font-color="true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Default" style:family="paragraph">
      <style:text-properties style:use-window-font-color="true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Default" style:family="paragraph">
      <style:text-properties style:use-window-font-color="true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Default" style:family="paragraph">
      <style:text-properties style:use-window-font-color="true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Default" style:family="paragraph">
      <style:text-properties style:use-window-font-color="true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Default" style:family="paragraph">
      <style:text-properties style:use-window-font-color="true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Default" style:family="paragraph">
      <style:text-properties style:use-window-font-color="true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Default" style:family="paragraph">
      <style:text-properties style:use-window-font-color="true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Default" style:family="paragraph">
      <style:text-properties style:use-window-font-color="true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Default" style:family="paragraph">
      <style:text-properties style:use-window-font-color="true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Default" style:family="paragraph">
      <style:text-properties style:use-window-font-color="true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Default" style:family="paragraph">
      <style:text-properties style:use-window-font-color="true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Default" style:family="paragraph">
      <style:text-properties style:use-window-font-color="true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Default" style:family="paragraph">
      <style:text-properties style:use-window-font-color="true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Default" style:family="paragraph">
      <style:text-properties style:use-window-font-color="true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Default" style:family="paragraph">
      <style:text-properties style:use-window-font-color="true"/>
    </style:style>
    <style:style style:name="P868" style:parent-style-name="Default" style:family="paragraph">
      <style:text-properties style:use-window-font-color="true"/>
    </style:style>
    <style:style style:name="P869" style:parent-style-name="Default" style:family="paragraph">
      <style:text-properties style:use-window-font-color="true"/>
    </style:style>
    <style:style style:name="P870" style:parent-style-name="Default" style:list-style-name="LFO8" style:family="paragraph">
      <style:text-properties style:use-window-font-color="true"/>
    </style:style>
    <style:style style:name="P871" style:parent-style-name="Default" style:list-style-name="LFO8" style:family="paragraph">
      <style:text-properties style:use-window-font-color="true"/>
    </style:style>
    <style:style style:name="TableColumn873" style:family="table-column">
      <style:table-column-properties style:column-width="5.9062in"/>
    </style:style>
    <style:style style:name="Table872" style:family="table">
      <style:table-properties style:width="5.9062in" fo:margin-left="0.3708in" table:align="left"/>
    </style:style>
    <style:style style:name="TableRow874" style:family="table-row">
      <style:table-row-properties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Default" style:family="paragraph">
      <style:text-properties style:use-window-font-color="true"/>
    </style:style>
    <style:style style:name="P877" style:parent-style-name="Default" style:family="paragraph">
      <style:text-properties style:use-window-font-color="true"/>
    </style:style>
    <style:style style:name="P878" style:parent-style-name="Default" style:family="paragraph">
      <style:text-properties style:use-window-font-color="true"/>
    </style:style>
    <style:style style:name="P879" style:parent-style-name="Default" style:family="paragraph">
      <style:text-properties style:use-window-font-color="true"/>
    </style:style>
    <style:style style:name="P880" style:parent-style-name="Default" style:family="paragraph">
      <style:text-properties style:use-window-font-color="true"/>
    </style:style>
  </office:automatic-styles>
  <office:body>
    <office:text text:use-soft-page-breaks="true">
      <text:p text:style-name="P1"/>
      <text:p text:style-name="P8"/>
      <text:p text:style-name="P9">選舉資料庫轉檔格式說明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中華民國</text:span><text:span text:style-name="T22">101</text:span><text:span text:style-name="T23">年</text:span><text:span text:style-name="T24">4</text:span><text:span text:style-name="T25">月</text:span></text:p>
      <text:soft-page-break/>
      <text:p text:style-name="P26">修改記錄</text:p>
      <text:p text:style-name="內文"/>
      <text:p text:style-name="內文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<text:span text:style-name="T40">版本</text:span></text:p>
          </table:table-cell>
          <table:table-cell table:style-name="TableCell41">
            <text:p text:style-name="P42"><text:span text:style-name="T43">日期</text:span></text:p>
          </table:table-cell>
          <table:table-cell table:style-name="TableCell44">
            <text:p text:style-name="P45">說明</text:p>
          </table:table-cell>
        </table:table-row>
        <table:table-row table:style-name="TableRow46">
          <table:table-cell table:style-name="TableCell47">
            <text:p text:style-name="P48">1</text:p>
          </table:table-cell>
          <table:table-cell table:style-name="TableCell49">
            <text:p text:style-name="P50">101/04/1</text:p>
          </table:table-cell>
          <table:table-cell table:style-name="TableCell51">
            <text:p text:style-name="P52">建立文件</text:p>
          </table:table-cell>
        </table:table-row>
        <table:table-row table:style-name="TableRow53">
          <table:table-cell table:style-name="TableCell54">
            <text:p text:style-name="P55">2</text:p>
          </table:table-cell>
          <table:table-cell table:style-name="TableCell56">
            <text:p text:style-name="P57">101/04/16</text:p>
          </table:table-cell>
          <table:table-cell table:style-name="TableCell58">
            <text:p text:style-name="P59">修正P.3<text:s/>的資料格式與下方的範例不一致</text:p>
          </table:table-cell>
        </table:table-row>
        <table:table-row table:style-name="TableRow60">
          <table:table-cell table:style-name="TableCell61">
            <text:p text:style-name="P62">3</text:p>
          </table:table-cell>
          <table:table-cell table:style-name="TableCell63">
            <text:p text:style-name="P64">101/04/17</text:p>
          </table:table-cell>
          <table:table-cell table:style-name="TableCell65">
            <text:p text:style-name="P66">比照內政部的編碼標準，調整欄位：</text:p>
            <text:p text:style-name="P67">省市別(1) -&gt;<text:s/>省市別(2)</text:p>
            <text:p text:style-name="P68">縣市別(2) -&gt;<text:s/>縣市別(3)</text:p>
            <text:p text:style-name="P69">鄉鎮市區(2) -&gt;鄉鎮市區(3)</text:p>
          </table:table-cell>
        </table:table-row>
        <table:table-row table:style-name="TableRow70">
          <table:table-cell table:style-name="TableCell71">
            <text:p text:style-name="P72">4</text:p>
          </table:table-cell>
          <table:table-cell table:style-name="TableCell73">
            <text:p text:style-name="P74">101/04/19</text:p>
          </table:table-cell>
          <table:table-cell table:style-name="TableCell75">
            <text:p text:style-name="P76">elcand.csv、elrepm.csv，出生日期欄位由Var(7)改為Num(7)，並配合畫面顯示出生年，此欄位至少需填入三碼數字；年齡欄位若無資料須填0</text:p>
          </table:table-cell>
        </table:table-row>
      </table:table>
      <text:soft-page-break/>
      <text:p text:style-name="P77"><text:span text:style-name="T78">轉檔檔案</text:span>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檔案名稱</text:p>
          </table:table-cell>
          <table:table-cell table:style-name="TableCell86">
            <text:p text:style-name="P87">檔案說明</text:p>
          </table:table-cell>
          <table:table-cell table:style-name="TableCell88">
            <text:p text:style-name="P89">備註</text:p>
          </table:table-cell>
        </table:table-row>
        <table:table-row table:style-name="TableRow90">
          <table:table-cell table:style-name="TableCell91">
            <text:p text:style-name="P92">elbase.csv</text:p>
          </table:table-cell>
          <table:table-cell table:style-name="TableCell93">
            <text:p text:style-name="P94">行政區基本資料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elcand.csv</text:p>
          </table:table-cell>
          <table:table-cell table:style-name="TableCell100">
            <text:p text:style-name="P101">候選人基本資料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elpaty.csv</text:p>
          </table:table-cell>
          <table:table-cell table:style-name="TableCell107">
            <text:p text:style-name="P108">政黨基本資料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elprof.csv</text:p>
          </table:table-cell>
          <table:table-cell table:style-name="TableCell114">
            <text:p text:style-name="P115">選舉概況檔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elctks.csv</text:p>
          </table:table-cell>
          <table:table-cell table:style-name="TableCell121">
            <text:p text:style-name="P122">候選人得票檔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elrepm.csv</text:p>
          </table:table-cell>
          <table:table-cell table:style-name="TableCell128">
            <text:p text:style-name="P129">不分區政黨代表人基本檔</text:p>
          </table:table-cell>
          <table:table-cell table:style-name="TableCell130">
            <text:p text:style-name="內文"><text:span text:style-name="T131">只有不分區及僑居國外國民立委選舉才需要</text:span></text:p>
          </table:table-cell>
        </table:table-row>
        <table:table-row table:style-name="TableRow132">
          <table:table-cell table:style-name="TableCell133">
            <text:p text:style-name="P134">elretks.csv</text:p>
          </table:table-cell>
          <table:table-cell table:style-name="TableCell135">
            <text:p text:style-name="P136">不分區政黨得票檔</text:p>
          </table:table-cell>
          <table:table-cell table:style-name="TableCell137">
            <text:p text:style-name="內文"><text:span text:style-name="T138">只有不分區及僑居國外國民立委選舉才需要</text:span></text:p>
          </table:table-cell>
        </table:table-row>
      </table:table>
      <text:p text:style-name="P139">備註：</text:p>
      <text:list text:style-name="LFO1" text:continue-numbering="true">
        <text:list-item>
          <text:p text:style-name="P140">檔案內容編碼須為UTF-8編碼</text:p>
        </text:list-item>
        <text:list-item>
          <text:p text:style-name="P141">欄位間以逗號隔開</text:p>
        </text:list-item>
        <text:list-item>
          <text:p text:style-name="P142">檔案內容請勿使用逗點符號</text:p>
        </text:list-item>
      </text:list>
      <text:p text:style-name="P143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 table:number-columns-spanned="3">
            <text:p text:style-name="P150">檔案名稱: elbase.csv</text:p>
          </table:table-cell>
          <table:covered-table-cell/>
          <table:covered-table-cell/>
        </table:table-row>
        <table:table-row table:style-name="TableRow151">
          <table:table-cell table:style-name="TableCell152" table:number-columns-spanned="3">
            <text:p text:style-name="P153">檔案說明:<text:s/>行政區基本資料</text:p>
          </table:table-cell>
          <table:covered-table-cell/>
          <table:covered-table-cell/>
        </table:table-row>
        <table:table-row table:style-name="TableRow154">
          <table:table-cell table:style-name="TableCell155">
            <text:p text:style-name="P156">欄位</text:p>
          </table:table-cell>
          <table:table-cell table:style-name="TableCell157">
            <text:p text:style-name="P158">資料格式</text:p>
          </table:table-cell>
          <table:table-cell table:style-name="TableCell159">
            <text:p text:style-name="P160">備註</text:p>
          </table:table-cell>
        </table:table-row>
        <table:table-row table:style-name="TableRow161">
          <table:table-cell table:style-name="TableCell162">
            <text:p text:style-name="P163">省市</text:p>
          </table:table-cell>
          <table:table-cell table:style-name="TableCell164">
            <text:p text:style-name="P165">Var(2)</text:p>
          </table:table-cell>
          <table:table-cell table:style-name="TableCell166">
            <text:p text:style-name="P167">全國層級時，該省市別為00</text:p>
          </table:table-cell>
        </table:table-row>
        <table:table-row table:style-name="TableRow168">
          <table:table-cell table:style-name="TableCell169">
            <text:p text:style-name="P170">縣市</text:p>
          </table:table-cell>
          <table:table-cell table:style-name="TableCell171">
            <text:p text:style-name="P172">Var(3)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選區</text:p>
          </table:table-cell>
          <table:table-cell table:style-name="TableCell178">
            <text:p text:style-name="P179">Var(2)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鄉鎮市區</text:p>
          </table:table-cell>
          <table:table-cell table:style-name="TableCell185">
            <text:p text:style-name="P186">Var(3)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村里</text:p>
          </table:table-cell>
          <table:table-cell table:style-name="TableCell192">
            <text:p text:style-name="P193">Var(4)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名稱</text:p>
          </table:table-cell>
          <table:table-cell table:style-name="TableCell199">
            <text:p text:style-name="P200">Var(30)</text:p>
          </table:table-cell>
          <table:table-cell table:style-name="TableCell201">
            <text:p text:style-name="P202"/>
          </table:table-cell>
        </table:table-row>
      </table:table>
      <text:p text:style-name="P203">說明：</text:p>
      <text:list text:style-name="LFO2" text:continue-numbering="true">
        <text:list-item>
          <text:p text:style-name="P204">欄位間以逗號隔開</text:p>
        </text:list-item>
        <text:list-item>
          <text:p text:style-name="P205">2016年選舉起省市、縣市、鄉鎮市區代碼採用內政部戶役政代碼，另村里代碼部分：若投票所只屬單1村里，該村里代碼第1碼為0，其後3碼採內政部戶役政村里代碼；因少數投票所有跨多個村里，本會會另行自定該投票所之村里代碼<text:s/>(第1碼為英文)，有關前揭自定村里代碼與內政部戶役政村里代碼對應，詳該選舉投票所跨村里表.ods。</text:p>
        </text:list-item>
        <text:list-item>
          <text:p text:style-name="P206">檔案內容舉例如下：</text:p>
        </text:list-item>
      </text:list>
      <table:table table:style-name="Table207">
        <table:table-columns>
          <table:table-column table:style-name="TableColumn208"/>
        </table:table-columns>
        <table:table-row table:style-name="TableRow209">
          <table:table-cell table:style-name="TableCell210">
            <text:p text:style-name="P211">00,000,00,000,0000,全國</text:p>
            <text:p text:style-name="P212">63,000,00,000,0000,臺北市</text:p>
            <text:p text:style-name="P213">63,000,01,000,0000,臺北市第01選區</text:p>
            <text:p text:style-name="P214">63,000,01,120,0000,臺北市北投區</text:p>
            <text:p text:style-name="P215">63,000,01,120,0001,臺北市北投區建民里</text:p>
            <text:p text:style-name="Default"><text:span text:style-name="T216">63,000,01,120,</text:span><text:span text:style-name="T217">0</text:span><text:span text:style-name="T218">001,</text:span><text:span text:style-name="T219">臺北市北投區建民里</text:span></text:p>
            <text:p text:style-name="Default"><text:span text:style-name="T220">63,000,01,120,</text:span><text:span text:style-name="T221">A</text:span><text:span text:style-name="T222">001,</text:span><text:span text:style-name="T223">臺北市北投區建民里、文林里</text:span></text:p>
          </table:table-cell>
        </table:table-row>
      </table:table>
      <text:p text:style-name="P224"/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 table:number-columns-spanned="3">
            <text:p text:style-name="P231">檔案名稱: elcand.csv</text:p>
          </table:table-cell>
          <table:covered-table-cell/>
          <table:covered-table-cell/>
        </table:table-row>
        <table:table-row table:style-name="TableRow232">
          <table:table-cell table:style-name="TableCell233" table:number-columns-spanned="3">
            <text:p text:style-name="P234">檔案說明:<text:s/>候選人基本資料</text:p>
          </table:table-cell>
          <table:covered-table-cell/>
          <table:covered-table-cell/>
        </table:table-row>
        <table:table-row table:style-name="TableRow235">
          <table:table-cell table:style-name="TableCell236">
            <text:p text:style-name="P237">欄位</text:p>
          </table:table-cell>
          <table:table-cell table:style-name="TableCell238">
            <text:p text:style-name="P239">資料格式</text:p>
          </table:table-cell>
          <table:table-cell table:style-name="TableCell240">
            <text:p text:style-name="P241">備註</text:p>
          </table:table-cell>
        </table:table-row>
        <table:table-row table:style-name="TableRow242">
          <table:table-cell table:style-name="TableCell243">
            <text:p text:style-name="P244">省市別</text:p>
          </table:table-cell>
          <table:table-cell table:style-name="TableCell245">
            <text:p text:style-name="P246">Var(2)</text:p>
          </table:table-cell>
          <table:table-cell table:style-name="TableCell247">
            <text:p text:style-name="P248">全國層級時，該省市別為00</text:p>
          </table:table-cell>
        </table:table-row>
        <table:table-row table:style-name="TableRow249">
          <table:table-cell table:style-name="TableCell250">
            <text:p text:style-name="P251">縣市別</text:p>
          </table:table-cell>
          <table:table-cell table:style-name="TableCell252">
            <text:p text:style-name="P253">Var(3)</text:p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選區別</text:p>
          </table:table-cell>
          <table:table-cell table:style-name="TableCell259">
            <text:p text:style-name="P260">Var(2)</text:p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鄉鎮市區</text:p>
          </table:table-cell>
          <table:table-cell table:style-name="TableCell266">
            <text:p text:style-name="P267">Var(3)</text:p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村里別</text:p>
          </table:table-cell>
          <table:table-cell table:style-name="TableCell273">
            <text:p text:style-name="P274">Var(4)</text:p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號次</text:p>
          </table:table-cell>
          <table:table-cell table:style-name="TableCell280">
            <text:p text:style-name="P281">Num(3)</text:p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名字</text:p>
          </table:table-cell>
          <table:table-cell table:style-name="TableCell287">
            <text:p text:style-name="P288">Var(80)</text:p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政黨代號</text:p>
          </table:table-cell>
          <table:table-cell table:style-name="TableCell294">
            <text:p text:style-name="P295">Num(3)</text:p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性別</text:p>
          </table:table-cell>
          <table:table-cell table:style-name="TableCell301">
            <text:p text:style-name="P302">Var(1)</text:p>
          </table:table-cell>
          <table:table-cell table:style-name="TableCell303">
            <text:p text:style-name="P304">1:男，2:女</text:p>
          </table:table-cell>
        </table:table-row>
        <table:table-row table:style-name="TableRow305">
          <table:table-cell table:style-name="TableCell306">
            <text:p text:style-name="P307">出生日期</text:p>
          </table:table-cell>
          <table:table-cell table:style-name="TableCell308">
            <text:p text:style-name="P309">Num(7)</text:p>
          </table:table-cell>
          <table:table-cell table:style-name="TableCell310">
            <text:p text:style-name="Default"><text:span text:style-name="T311">民國年月日，部分</text:span><text:span text:style-name="T312">選</text:span><text:span text:style-name="T313">舉</text:span><text:span text:style-name="T314">資料僅有出生年</text:span></text:p>
          </table:table-cell>
        </table:table-row>
        <table:table-row table:style-name="TableRow315">
          <table:table-cell table:style-name="TableCell316">
            <text:p text:style-name="P317">年齡</text:p>
          </table:table-cell>
          <table:table-cell table:style-name="TableCell318">
            <text:p text:style-name="P319">Num(3)</text:p>
          </table:table-cell>
          <table:table-cell table:style-name="TableCell320">
            <text:p text:style-name="Default"><text:span text:style-name="T321">(</text:span><text:span text:style-name="T322">部分</text:span><text:span text:style-name="T323">選</text:span><text:span text:style-name="T324">舉</text:span><text:span text:style-name="T325">未必有資料</text:span><text:span text:style-name="T326">,<text:s/></text:span><text:span text:style-name="T327">可能</text:span><text:span text:style-name="T328">0</text:span><text:span text:style-name="T329">或</text:span><text:span text:style-name="T330">99)</text:span></text:p>
          </table:table-cell>
        </table:table-row>
        <table:table-row table:style-name="TableRow331">
          <table:table-cell table:style-name="TableCell332">
            <text:p text:style-name="P333">出生地</text:p>
          </table:table-cell>
          <table:table-cell table:style-name="TableCell334">
            <text:p text:style-name="P335">Var(10)</text:p>
          </table:table-cell>
          <table:table-cell table:style-name="TableCell336">
            <text:p text:style-name="P337">(補選未必有資料)</text:p>
          </table:table-cell>
        </table:table-row>
        <table:table-row table:style-name="TableRow338">
          <table:table-cell table:style-name="TableCell339">
            <text:p text:style-name="P340">學歷</text:p>
          </table:table-cell>
          <table:table-cell table:style-name="TableCell341">
            <text:p text:style-name="P342">Var(10)</text:p>
          </table:table-cell>
          <table:table-cell table:style-name="TableCell343">
            <text:p text:style-name="P344">(補選未必有資料)</text:p>
          </table:table-cell>
        </table:table-row>
        <table:table-row table:style-name="TableRow345">
          <table:table-cell table:style-name="TableCell346">
            <text:p text:style-name="P347">現任</text:p>
          </table:table-cell>
          <table:table-cell table:style-name="TableCell348">
            <text:p text:style-name="P349">Var(1)</text:p>
          </table:table-cell>
          <table:table-cell table:style-name="TableCell350">
            <text:p text:style-name="P351">Y:現任，N:非現任</text:p>
          </table:table-cell>
        </table:table-row>
        <table:table-row table:style-name="TableRow352">
          <table:table-cell table:style-name="TableCell353">
            <text:p text:style-name="P354">當選註記</text:p>
          </table:table-cell>
          <table:table-cell table:style-name="TableCell355">
            <text:p text:style-name="P356">Var(1)</text:p>
          </table:table-cell>
          <table:table-cell table:style-name="TableCell357">
            <text:p text:style-name="P358">*:當選，“ “:未當選，!:婦女保障</text:p>
            <text:p text:style-name="P359">-:因婦女保障被排擠未當選</text:p>
          </table:table-cell>
        </table:table-row>
        <table:table-row table:style-name="TableRow360">
          <table:table-cell table:style-name="TableCell361">
            <text:p text:style-name="P362">副手</text:p>
          </table:table-cell>
          <table:table-cell table:style-name="TableCell363">
            <text:p text:style-name="P364">Var(1)</text:p>
          </table:table-cell>
          <table:table-cell table:style-name="TableCell365">
            <text:p text:style-name="P366">Y:副總統，” “:其它候選人</text:p>
          </table:table-cell>
        </table:table-row>
      </table:table>
      <text:p text:style-name="P367"/>
      <text:p text:style-name="P368">說明：</text:p>
      <text:list text:style-name="LFO3" text:continue-numbering="true">
        <text:list-item>
          <text:p text:style-name="P369">欄位間以逗號隔開</text:p>
        </text:list-item>
        <text:list-item>
          <text:p text:style-name="P370">檔案內容舉例如下：</text:p>
        </text:list-item>
      </text:list>
      <table:table table:style-name="Table371">
        <table:table-columns>
          <table:table-column table:style-name="TableColumn372"/>
        </table:table-columns>
        <table:table-row table:style-name="TableRow373">
          <table:table-cell table:style-name="TableCell374">
            <text:p text:style-name="P375">臺北市北投區建民里1號里長候選人</text:p>
            <text:p text:style-name="P376">01,000,01,001,0001,1,黃OX,999,1,0520522,47,臺灣省,大專,N, ,<text:s/></text:p>
          </table:table-cell>
        </table:table-row>
      </table:table>
      <text:p text:style-name="P377"/>
      <text:p text:style-name="P378"/>
      <table:table table:style-name="Table379">
        <table:table-columns>
          <table:table-column table:style-name="TableColumn380"/>
          <table:table-column table:style-name="TableColumn381"/>
          <table:table-column table:style-name="TableColumn382"/>
        </table:table-columns>
        <table:table-row table:style-name="TableRow383">
          <table:table-cell table:style-name="TableCell384" table:number-columns-spanned="3">
            <text:p text:style-name="P385">檔案名稱: elpaty.csv</text:p>
          </table:table-cell>
          <table:covered-table-cell/>
          <table:covered-table-cell/>
        </table:table-row>
        <table:table-row table:style-name="TableRow386">
          <table:table-cell table:style-name="TableCell387" table:number-columns-spanned="3">
            <text:p text:style-name="P388">檔案說明:<text:s/>政黨基本資料</text:p>
          </table:table-cell>
          <table:covered-table-cell/>
          <table:covered-table-cell/>
        </table:table-row>
        <table:table-row table:style-name="TableRow389">
          <table:table-cell table:style-name="TableCell390">
            <text:p text:style-name="P391">欄位</text:p>
          </table:table-cell>
          <table:table-cell table:style-name="TableCell392">
            <text:p text:style-name="P393">資料格式</text:p>
          </table:table-cell>
          <table:table-cell table:style-name="TableCell394">
            <text:p text:style-name="P395">備註</text:p>
          </table:table-cell>
        </table:table-row>
        <table:table-row table:style-name="TableRow396">
          <table:table-cell table:style-name="TableCell397">
            <text:p text:style-name="P398">政黨代號</text:p>
          </table:table-cell>
          <table:table-cell table:style-name="TableCell399">
            <text:p text:style-name="P400">Num(3)</text:p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政黨名稱</text:p>
          </table:table-cell>
          <table:table-cell table:style-name="TableCell406">
            <text:p text:style-name="P407">Var(40)</text:p>
          </table:table-cell>
          <table:table-cell table:style-name="TableCell408">
            <text:p text:style-name="P409"/>
          </table:table-cell>
        </table:table-row>
      </table:table>
      <text:p text:style-name="P410"/>
      <text:p text:style-name="P411">說明：</text:p>
      <text:list text:style-name="LFO4" text:continue-numbering="true">
        <text:list-item>
          <text:p text:style-name="P412">欄位間以逗號隔開</text:p>
        </text:list-item>
        <text:list-item>
          <text:p text:style-name="P413">檔案內容舉例如下：</text:p>
        </text:list-item>
      </text:list>
      <table:table table:style-name="Table414">
        <table:table-columns>
          <table:table-column table:style-name="TableColumn415"/>
        </table:table-columns>
        <table:table-row table:style-name="TableRow416">
          <table:table-cell table:style-name="TableCell417">
            <text:p text:style-name="P418"><text:s/>1,中國國民黨</text:p>
            <text:p text:style-name="P419">16,民主進步黨</text:p>
            <text:p text:style-name="P420">999,無黨籍及未經政黨推薦</text:p>
          </table:table-cell>
        </table:table-row>
      </table:table>
      <text:p text:style-name="P421"/>
      <text:p text:style-name="P422"/>
      <table:table table:style-name="Table423">
        <table:table-columns>
          <table:table-column table:style-name="TableColumn424"/>
          <table:table-column table:style-name="TableColumn425"/>
          <table:table-column table:style-name="TableColumn426"/>
        </table:table-columns>
        <table:table-row table:style-name="TableRow427">
          <table:table-cell table:style-name="TableCell428" table:number-columns-spanned="3">
            <text:p text:style-name="P429">檔案名稱: elprof.csv</text:p>
          </table:table-cell>
          <table:covered-table-cell/>
          <table:covered-table-cell/>
        </table:table-row>
        <table:table-row table:style-name="TableRow430">
          <table:table-cell table:style-name="TableCell431" table:number-columns-spanned="3">
            <text:p text:style-name="P432">檔案說明:<text:s/>選舉概況檔</text:p>
          </table:table-cell>
          <table:covered-table-cell/>
          <table:covered-table-cell/>
        </table:table-row>
        <table:table-row table:style-name="TableRow433">
          <table:table-cell table:style-name="TableCell434">
            <text:p text:style-name="P435">欄位</text:p>
          </table:table-cell>
          <table:table-cell table:style-name="TableCell436">
            <text:p text:style-name="P437">資料格式</text:p>
          </table:table-cell>
          <table:table-cell table:style-name="TableCell438">
            <text:p text:style-name="P439">備註</text:p>
          </table:table-cell>
        </table:table-row>
        <table:table-row table:style-name="TableRow440">
          <table:table-cell table:style-name="TableCell441">
            <text:p text:style-name="P442">省市別</text:p>
          </table:table-cell>
          <table:table-cell table:style-name="TableCell443">
            <text:p text:style-name="P444">Var(2)</text:p>
          </table:table-cell>
          <table:table-cell table:style-name="TableCell445">
            <text:p text:style-name="P446">全國層級時，該省市別為00</text:p>
          </table:table-cell>
        </table:table-row>
        <table:table-row table:style-name="TableRow447">
          <table:table-cell table:style-name="TableCell448">
            <text:p text:style-name="P449">縣市別</text:p>
          </table:table-cell>
          <table:table-cell table:style-name="TableCell450">
            <text:p text:style-name="P451">Var(3)</text:p>
          </table:table-cell>
          <table:table-cell table:style-name="TableCell452">
            <text:p text:style-name="P453">縣市以上層級彙總時，該縣市別為000</text:p>
          </table:table-cell>
        </table:table-row>
        <table:table-row table:style-name="TableRow454">
          <table:table-cell table:style-name="TableCell455">
            <text:p text:style-name="P456">選區別</text:p>
          </table:table-cell>
          <table:table-cell table:style-name="TableCell457">
            <text:p text:style-name="P458">Var(2)</text:p>
          </table:table-cell>
          <table:table-cell table:style-name="TableCell459">
            <text:p text:style-name="P460">選區以上層級彙總時，該選區為00</text:p>
          </table:table-cell>
        </table:table-row>
        <table:table-row table:style-name="TableRow461">
          <table:table-cell table:style-name="TableCell462">
            <text:p text:style-name="P463">鄉鎮市區</text:p>
          </table:table-cell>
          <table:table-cell table:style-name="TableCell464">
            <text:p text:style-name="P465">Var(3)</text:p>
          </table:table-cell>
          <table:table-cell table:style-name="TableCell466">
            <text:p text:style-name="P467">鄉鎮市區以上層級彙總時，該鄉鎮市區別為000</text:p>
          </table:table-cell>
        </table:table-row>
        <table:table-row table:style-name="TableRow468">
          <table:table-cell table:style-name="TableCell469">
            <text:p text:style-name="P470">村里別</text:p>
          </table:table-cell>
          <table:table-cell table:style-name="TableCell471">
            <text:p text:style-name="P472">Var(4)</text:p>
          </table:table-cell>
          <table:table-cell table:style-name="TableCell473">
            <text:p text:style-name="P474">村里以上層級彙總時，該村里別為0000</text:p>
          </table:table-cell>
        </table:table-row>
        <table:table-row table:style-name="TableRow475">
          <table:table-cell table:style-name="TableCell476">
            <text:p text:style-name="P477">投開票所</text:p>
          </table:table-cell>
          <table:table-cell table:style-name="TableCell478">
            <text:p text:style-name="P479">Num(4)</text:p>
          </table:table-cell>
          <table:table-cell table:style-name="TableCell480">
            <text:p text:style-name="P481">投開票所以上層級彙總時，該投開票所別為0</text:p>
          </table:table-cell>
        </table:table-row>
        <table:table-row table:style-name="TableRow482">
          <table:table-cell table:style-name="TableCell483">
            <text:p text:style-name="P484">有效票</text:p>
          </table:table-cell>
          <table:table-cell table:style-name="TableCell485">
            <text:p text:style-name="P486">Num(8)</text:p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>無效票</text:p>
          </table:table-cell>
          <table:table-cell table:style-name="TableCell492">
            <text:p text:style-name="P493">Num(8)</text:p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投票數</text:p>
          </table:table-cell>
          <table:table-cell table:style-name="TableCell499">
            <text:p text:style-name="P500">Num(8)</text:p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>
            <text:p text:style-name="P505">選舉人數</text:p>
          </table:table-cell>
          <table:table-cell table:style-name="TableCell506">
            <text:p text:style-name="P507">Num(8)</text:p>
          </table:table-cell>
          <table:table-cell table:style-name="TableCell508">
            <text:p text:style-name="P509"/>
          </table:table-cell>
        </table:table-row>
        <table:table-row table:style-name="TableRow510">
          <table:table-cell table:style-name="TableCell511">
            <text:p text:style-name="P512">人口數</text:p>
          </table:table-cell>
          <table:table-cell table:style-name="TableCell513">
            <text:p text:style-name="P514">Num(8)</text:p>
          </table:table-cell>
          <table:table-cell table:style-name="TableCell515">
            <text:p text:style-name="P516">補選時僅有第1筆全選區有資料</text:p>
          </table:table-cell>
        </table:table-row>
        <table:table-row table:style-name="TableRow517">
          <table:table-cell table:style-name="TableCell518">
            <text:p text:style-name="P519">候選人數合計</text:p>
          </table:table-cell>
          <table:table-cell table:style-name="TableCell520">
            <text:p text:style-name="P521">Num(4)</text:p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p text:style-name="P526">當選人數合計</text:p>
          </table:table-cell>
          <table:table-cell table:style-name="TableCell527">
            <text:p text:style-name="P528">Num(4)</text:p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>候選人數-男</text:p>
          </table:table-cell>
          <table:table-cell table:style-name="TableCell534">
            <text:p text:style-name="P535">Num(4)</text:p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>
            <text:p text:style-name="P540">候選人數-女</text:p>
          </table:table-cell>
          <table:table-cell table:style-name="TableCell541">
            <text:p text:style-name="P542">Num(4)</text:p>
          </table:table-cell>
          <table:table-cell table:style-name="TableCell543">
            <text:p text:style-name="P544"/>
          </table:table-cell>
        </table:table-row>
        <table:table-row table:style-name="TableRow545">
          <table:table-cell table:style-name="TableCell546">
            <text:p text:style-name="P547">當選人數-男</text:p>
          </table:table-cell>
          <table:table-cell table:style-name="TableCell548">
            <text:p text:style-name="P549">Num(4)</text:p>
          </table:table-cell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>
            <text:p text:style-name="P554">當選人數-女</text:p>
          </table:table-cell>
          <table:table-cell table:style-name="TableCell555">
            <text:p text:style-name="P556">Num(4)</text:p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選舉人數對人口數</text:p>
          </table:table-cell>
          <table:table-cell table:style-name="TableCell562">
            <text:p text:style-name="P563">Num(7,4)</text:p>
          </table:table-cell>
          <table:table-cell table:style-name="TableCell564">
            <text:p text:style-name="P565">全國性選舉僅縣市層級列有資料</text:p>
            <text:p text:style-name="P566">補選時僅第1筆全選區有資料</text:p>
          </table:table-cell>
        </table:table-row>
        <table:table-row table:style-name="TableRow567">
          <table:table-cell table:style-name="TableCell568">
            <text:p text:style-name="P569">投票數對選舉人數</text:p>
          </table:table-cell>
          <table:table-cell table:style-name="TableCell570">
            <text:p text:style-name="P571">Num(7,4)</text:p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>當選人數對候選人數</text:p>
          </table:table-cell>
          <table:table-cell table:style-name="TableCell577">
            <text:p text:style-name="P578">Num(7,4)</text:p>
          </table:table-cell>
          <table:table-cell table:style-name="TableCell579">
            <text:p text:style-name="P580"/>
          </table:table-cell>
        </table:table-row>
      </table:table>
      <text:p text:style-name="P581"/>
      <text:p text:style-name="P582">說明：</text:p>
      <text:list text:style-name="LFO5" text:continue-numbering="true">
        <text:list-item>
          <text:p text:style-name="P583">欄位間以逗號隔開</text:p>
        </text:list-item>
        <text:list-item>
          <text:p text:style-name="P584">請建立由全國至各投開票所層級彙總</text:p>
        </text:list-item>
        <text:list-item>
          <text:p text:style-name="P585">檔案內容舉例如下：</text:p>
        </text:list-item>
      </text:list>
      <table:table table:style-name="Table586">
        <table:table-columns>
          <table:table-column table:style-name="TableColumn587"/>
        </table:table-columns>
        <table:table-row table:style-name="TableRow588">
          <table:table-cell table:style-name="TableCell589">
            <text:p text:style-name="P590">總統選舉</text:p>
            <text:p text:style-name="P591">臺北市北投區建民里第1投開票所層級</text:p>
            <text:p text:style-name="P592">01,000,01,001,0001,1,1195,10,1205,1547,0,3,1,2,1,1,0,0,77.89,33.33</text:p>
            <text:p text:style-name="P593">臺北市北投區建民里層級</text:p>
            <text:p text:style-name="P594">01,000,01,001,0001,0,2585,20,2605,3317,0,3,1,2,1,1,0,0,78.53,33.33</text:p>
            <text:p text:style-name="P595">臺北市北投區層級</text:p>
            <text:p text:style-name="P596">01,000,01,001,0000,0,152362,886,153248,199555,252290,3,1,2,1,1,0,79.1,76.79,33.33</text:p>
            <text:p text:style-name="P597">臺北市層級</text:p>
            <text:p text:style-name="P598">01,000,00,000,0000,0,1604730,9669,1614399,2102664,2650968,3,1,2,1,1,0,79.32,76.78,33.33</text:p>
            <text:p text:style-name="P599">全國層級<text:soft-page-break/>00,000,00,000,0000,0,13354305,97711,13452016,18086455,23224912,3,1,2,1,1,0,77.88,74.38,33.33</text:p>
          </table:table-cell>
        </table:table-row>
      </table:table>
      <text:p text:style-name="P600"/>
      <text:p text:style-name="P601"/>
      <table:table table:style-name="Table602">
        <table:table-columns>
          <table:table-column table:style-name="TableColumn603"/>
          <table:table-column table:style-name="TableColumn604"/>
          <table:table-column table:style-name="TableColumn605"/>
        </table:table-columns>
        <table:table-row table:style-name="TableRow606">
          <table:table-cell table:style-name="TableCell607" table:number-columns-spanned="3">
            <text:p text:style-name="P608">檔案名稱: elctks.csv</text:p>
          </table:table-cell>
          <table:covered-table-cell/>
          <table:covered-table-cell/>
        </table:table-row>
        <table:table-row table:style-name="TableRow609">
          <table:table-cell table:style-name="TableCell610" table:number-columns-spanned="3">
            <text:p text:style-name="P611">檔案說明:<text:s/>候選人得票檔</text:p>
          </table:table-cell>
          <table:covered-table-cell/>
          <table:covered-table-cell/>
        </table:table-row>
        <table:table-row table:style-name="TableRow612">
          <table:table-cell table:style-name="TableCell613">
            <text:p text:style-name="P614">欄位</text:p>
          </table:table-cell>
          <table:table-cell table:style-name="TableCell615">
            <text:p text:style-name="P616">資料格式</text:p>
          </table:table-cell>
          <table:table-cell table:style-name="TableCell617">
            <text:p text:style-name="P618">備註</text:p>
          </table:table-cell>
        </table:table-row>
        <table:table-row table:style-name="TableRow619">
          <table:table-cell table:style-name="TableCell620">
            <text:p text:style-name="P621">省市別</text:p>
          </table:table-cell>
          <table:table-cell table:style-name="TableCell622">
            <text:p text:style-name="P623">Var(2)</text:p>
          </table:table-cell>
          <table:table-cell table:style-name="TableCell624">
            <text:p text:style-name="P625">全國層級時，該省市別為00</text:p>
          </table:table-cell>
        </table:table-row>
        <table:table-row table:style-name="TableRow626">
          <table:table-cell table:style-name="TableCell627">
            <text:p text:style-name="P628">縣市別</text:p>
          </table:table-cell>
          <table:table-cell table:style-name="TableCell629">
            <text:p text:style-name="P630">Var(3)</text:p>
          </table:table-cell>
          <table:table-cell table:style-name="TableCell631">
            <text:p text:style-name="P632">縣市以上層級彙總時，該縣市別為000</text:p>
          </table:table-cell>
        </table:table-row>
        <table:table-row table:style-name="TableRow633">
          <table:table-cell table:style-name="TableCell634">
            <text:p text:style-name="P635">選區別</text:p>
          </table:table-cell>
          <table:table-cell table:style-name="TableCell636">
            <text:p text:style-name="P637">Var(2)</text:p>
          </table:table-cell>
          <table:table-cell table:style-name="TableCell638">
            <text:p text:style-name="P639">選區以上層級彙總時，該選區為00</text:p>
          </table:table-cell>
        </table:table-row>
        <table:table-row table:style-name="TableRow640">
          <table:table-cell table:style-name="TableCell641">
            <text:p text:style-name="P642">鄉鎮市區</text:p>
          </table:table-cell>
          <table:table-cell table:style-name="TableCell643">
            <text:p text:style-name="P644">Var(3)</text:p>
          </table:table-cell>
          <table:table-cell table:style-name="TableCell645">
            <text:p text:style-name="P646">鄉鎮市區以上層級彙總時，該鄉鎮市區別為000</text:p>
          </table:table-cell>
        </table:table-row>
        <table:table-row table:style-name="TableRow647">
          <table:table-cell table:style-name="TableCell648">
            <text:p text:style-name="P649">村里別</text:p>
          </table:table-cell>
          <table:table-cell table:style-name="TableCell650">
            <text:p text:style-name="P651">Var(4)</text:p>
          </table:table-cell>
          <table:table-cell table:style-name="TableCell652">
            <text:p text:style-name="P653">村里以上層級彙總時，該村里別為0000</text:p>
          </table:table-cell>
        </table:table-row>
        <table:table-row table:style-name="TableRow654">
          <table:table-cell table:style-name="TableCell655">
            <text:p text:style-name="P656">投開票所</text:p>
          </table:table-cell>
          <table:table-cell table:style-name="TableCell657">
            <text:p text:style-name="P658">Num(4)</text:p>
          </table:table-cell>
          <table:table-cell table:style-name="TableCell659">
            <text:p text:style-name="P660">投開票所以上層級彙總時，該投開票所別為0</text:p>
          </table:table-cell>
        </table:table-row>
        <table:table-row table:style-name="TableRow661">
          <table:table-cell table:style-name="TableCell662">
            <text:p text:style-name="P663">候選人號次</text:p>
          </table:table-cell>
          <table:table-cell table:style-name="TableCell664">
            <text:p text:style-name="P665">Num(3)</text:p>
          </table:table-cell>
          <table:table-cell table:style-name="TableCell666">
            <text:p text:style-name="P667"/>
          </table:table-cell>
        </table:table-row>
        <table:table-row table:style-name="TableRow668">
          <table:table-cell table:style-name="TableCell669">
            <text:p text:style-name="P670">得票數</text:p>
          </table:table-cell>
          <table:table-cell table:style-name="TableCell671">
            <text:p text:style-name="P672">Num(8)</text:p>
          </table:table-cell>
          <table:table-cell table:style-name="TableCell673">
            <text:p text:style-name="P674"/>
          </table:table-cell>
        </table:table-row>
        <table:table-row table:style-name="TableRow675">
          <table:table-cell table:style-name="TableCell676">
            <text:p text:style-name="P677">得票率</text:p>
          </table:table-cell>
          <table:table-cell table:style-name="TableCell678">
            <text:p text:style-name="P679">Num(7,4)</text:p>
          </table:table-cell>
          <table:table-cell table:style-name="TableCell680">
            <text:p text:style-name="P681"/>
          </table:table-cell>
        </table:table-row>
        <table:table-row table:style-name="TableRow682">
          <table:table-cell table:style-name="TableCell683">
            <text:p text:style-name="P684">當選註記</text:p>
          </table:table-cell>
          <table:table-cell table:style-name="TableCell685">
            <text:p text:style-name="P686">Var(1)</text:p>
          </table:table-cell>
          <table:table-cell table:style-name="TableCell687">
            <text:p text:style-name="P688">*:當選，“ “:未當選<text:s/>，!:婦女保障</text:p>
            <text:p text:style-name="P689">-:因婦女保障被排擠未當選</text:p>
          </table:table-cell>
        </table:table-row>
      </table:table>
      <text:p text:style-name="P690"/>
      <text:p text:style-name="P691">說明：</text:p>
      <text:list text:style-name="LFO6" text:continue-numbering="true">
        <text:list-item>
          <text:p text:style-name="P692">欄位間以逗號隔開</text:p>
        </text:list-item>
        <text:list-item>
          <text:p text:style-name="P693">請建立由全國至各投開票所層級彙總</text:p>
        </text:list-item>
        <text:list-item>
          <text:p text:style-name="P694">檔案內容舉例如下：</text:p>
        </text:list-item>
      </text:list>
      <table:table table:style-name="Table695">
        <table:table-columns>
          <table:table-column table:style-name="TableColumn696"/>
        </table:table-columns>
        <table:table-row table:style-name="TableRow697">
          <table:table-cell table:style-name="TableCell698">
            <text:p text:style-name="P699">總統選舉</text:p>
            <text:p text:style-name="P700">臺北市北投區建民里第1投開票所層級<text:s/>1號候選人=&gt;01,000,01,001,0001,1,1,682,57.07,<text:s/></text:p>
            <text:p text:style-name="P701">臺北市北投區建民里第1投開票所層級<text:s/>2號候選人=&gt;01,000,01,001,0001,1,2,489,40.92,*</text:p>
            <text:p text:style-name="P702">臺北市北投區建民里第1投開票所層級<text:s/>3號候選人=&gt;01,000,01,001,0001,1,3,24,2,<text:s/></text:p>
            <text:p text:style-name="P703">臺北市北投區建民里層級<text:s/>1號候選人=&gt;01,000,01,001,0001,0,1,1358,52.53,<text:s/></text:p>
            <text:p text:style-name="P704">臺北市北投區建民里層級<text:s/>2號候選人=&gt;01,000,01,001,0001,0,2,1181,45.68,*</text:p>
            <text:p text:style-name="P705">臺北市北投區建民里層級<text:s/>3號候選人=&gt;01,000,01,001,0001,0,3,46,1.77,</text:p>
            <text:p text:style-name="P706">臺北市北投區層級<text:s/>1號候選人=&gt;01,000,01,001,0000,0,1,66986,43.96,<text:s/></text:p>
            <text:p text:style-name="P707">臺北市北投區層級<text:s/>2號候選人=&gt;01,000,01,001,0000,0,2,81708,53.62,*</text:p>
            <text:p text:style-name="P708">臺北市北投區層級<text:s/>3號候選人=&gt;01,000,01,001,0000,0,3,3668,2.4,<text:s/></text:p>
            <text:p text:style-name="P709">臺北市層級<text:s/>1號候選人=&gt;01,000,00,000,0000,0,1,634565,39.54,<text:s/></text:p>
            <text:p text:style-name="P710">臺北市層級<text:s/>2號候選人=&gt;01,000,00,000,0000,0,2,928717,57.87,*</text:p>
            <text:p text:style-name="P711">臺北市層級<text:s/>3號候選人=&gt;01,000,00,000,0000,0,3,41448,2.58,<text:s/></text:p>
            <text:p text:style-name="P712">全國層級<text:s/>1號候選人=&gt;00,000,00,000,0000,0,1,6093578,45.63,<text:s/></text:p>
            <text:p text:style-name="P713">全國層級<text:s/>2號候選人=&gt;00,000,00,000,0000,0,2,6891139,51.6,*</text:p>
            <text:p text:style-name="P714">全國層級<text:s/>3號候選人=&gt;00,000,00,000,0000,0,3,369588,2.76,</text:p>
          </table:table-cell>
        </table:table-row>
      </table:table>
      <text:p text:style-name="P715"/>
      <text:p text:style-name="P716"/>
      <table:table table:style-name="Table717">
        <table:table-columns>
          <table:table-column table:style-name="TableColumn718"/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 table:number-columns-spanned="3">
            <text:p text:style-name="P723">檔案名稱: elrepm.csv(</text:p>
          </table:table-cell>
          <table:covered-table-cell/>
          <table:covered-table-cell/>
        </table:table-row>
        <table:table-row table:style-name="TableRow724">
          <table:table-cell table:style-name="TableCell725" table:number-columns-spanned="3">
            <text:p text:style-name="P726">檔案說明:<text:s/>不分區政黨代表人基本檔</text:p>
          </table:table-cell>
          <table:covered-table-cell/>
          <table:covered-table-cell/>
        </table:table-row>
        <table:table-row table:style-name="TableRow727">
          <table:table-cell table:style-name="TableCell728">
            <text:p text:style-name="P729">欄位</text:p>
          </table:table-cell>
          <table:table-cell table:style-name="TableCell730">
            <text:p text:style-name="P731">資料格式</text:p>
          </table:table-cell>
          <table:table-cell table:style-name="TableCell732">
            <text:p text:style-name="P733">備註</text:p>
          </table:table-cell>
        </table:table-row>
        <table:table-row table:style-name="TableRow734">
          <table:table-cell table:style-name="TableCell735">
            <text:p text:style-name="P736">政黨代號</text:p>
          </table:table-cell>
          <table:table-cell table:style-name="TableCell737">
            <text:p text:style-name="P738">Num(3)</text:p>
          </table:table-cell>
          <table:table-cell table:style-name="TableCell739">
            <text:p text:style-name="P740"/>
          </table:table-cell>
        </table:table-row>
        <table:table-row table:style-name="TableRow741">
          <table:table-cell table:style-name="TableCell742">
            <text:p text:style-name="P743">排名</text:p>
          </table:table-cell>
          <table:table-cell table:style-name="TableCell744">
            <text:p text:style-name="P745">Num(4)</text:p>
          </table:table-cell>
          <table:table-cell table:style-name="TableCell746">
            <text:p text:style-name="P747"/>
          </table:table-cell>
        </table:table-row>
        <table:table-row table:style-name="TableRow748">
          <table:table-cell table:style-name="TableCell749">
            <text:p text:style-name="P750">名字</text:p>
          </table:table-cell>
          <table:table-cell table:style-name="TableCell751">
            <text:p text:style-name="P752">Var(80)</text:p>
          </table:table-cell>
          <table:table-cell table:style-name="TableCell753">
            <text:p text:style-name="P754"/>
          </table:table-cell>
        </table:table-row>
        <table:table-row table:style-name="TableRow755">
          <table:table-cell table:style-name="TableCell756">
            <text:p text:style-name="P757">性別</text:p>
          </table:table-cell>
          <table:table-cell table:style-name="TableCell758">
            <text:p text:style-name="P759">Var(1)</text:p>
          </table:table-cell>
          <table:table-cell table:style-name="TableCell760">
            <text:p text:style-name="P761">1:男，2:女</text:p>
          </table:table-cell>
        </table:table-row>
        <table:table-row table:style-name="TableRow762">
          <table:table-cell table:style-name="TableCell763">
            <text:p text:style-name="P764">出生日期</text:p>
          </table:table-cell>
          <table:table-cell table:style-name="TableCell765">
            <text:p text:style-name="P766">Num(7)</text:p>
          </table:table-cell>
          <table:table-cell table:style-name="TableCell767">
            <text:p text:style-name="P768">民國年月日，<text:s/></text:p>
          </table:table-cell>
        </table:table-row>
        <table:table-row table:style-name="TableRow769">
          <table:table-cell table:style-name="TableCell770">
            <text:p text:style-name="P771">年齡</text:p>
          </table:table-cell>
          <table:table-cell table:style-name="TableCell772">
            <text:p text:style-name="P773">Num(3)</text:p>
          </table:table-cell>
          <table:table-cell table:style-name="TableCell774">
            <text:p text:style-name="P775"/>
          </table:table-cell>
        </table:table-row>
        <table:table-row table:style-name="TableRow776">
          <table:table-cell table:style-name="TableCell777">
            <text:p text:style-name="P778">出生地</text:p>
          </table:table-cell>
          <table:table-cell table:style-name="TableCell779">
            <text:p text:style-name="P780">Var(10)</text:p>
          </table:table-cell>
          <table:table-cell table:style-name="TableCell781">
            <text:p text:style-name="P782"/>
          </table:table-cell>
        </table:table-row>
        <table:table-row table:style-name="TableRow783">
          <table:table-cell table:style-name="TableCell784">
            <text:p text:style-name="P785">學歷</text:p>
          </table:table-cell>
          <table:table-cell table:style-name="TableCell786">
            <text:p text:style-name="P787">Var(10)</text:p>
          </table:table-cell>
          <table:table-cell table:style-name="TableCell788">
            <text:p text:style-name="P789"/>
          </table:table-cell>
        </table:table-row>
        <table:table-row table:style-name="TableRow790">
          <table:table-cell table:style-name="TableCell791">
            <text:p text:style-name="P792">現任</text:p>
          </table:table-cell>
          <table:table-cell table:style-name="TableCell793">
            <text:p text:style-name="P794">Var(1)</text:p>
          </table:table-cell>
          <table:table-cell table:style-name="TableCell795">
            <text:p text:style-name="P796">Y:現任，N:非現任</text:p>
          </table:table-cell>
        </table:table-row>
        <table:table-row table:style-name="TableRow797">
          <table:table-cell table:style-name="TableCell798">
            <text:p text:style-name="P799">當選註記</text:p>
          </table:table-cell>
          <table:table-cell table:style-name="TableCell800">
            <text:p text:style-name="P801">Var(1)</text:p>
          </table:table-cell>
          <table:table-cell table:style-name="TableCell802">
            <text:p text:style-name="P803">*:當選，“ “:未當選<text:s/>，!:婦女保障</text:p>
            <text:p text:style-name="P804">-:因婦女保障被排擠未當選</text:p>
          </table:table-cell>
        </table:table-row>
      </table:table>
      <text:p text:style-name="P805"/>
      <text:p text:style-name="P806">說明：</text:p>
      <text:list text:style-name="LFO7" text:continue-numbering="true">
        <text:list-item>
          <text:p text:style-name="P807">欄位間以逗號隔開</text:p>
        </text:list-item>
        <text:list-item>
          <text:p text:style-name="P808">檔案內容舉例如下：</text:p>
        </text:list-item>
      </text:list>
      <table:table table:style-name="Table809">
        <table:table-columns>
          <table:table-column table:style-name="TableColumn810"/>
        </table:table-columns>
        <table:table-row table:style-name="TableRow811">
          <table:table-cell table:style-name="TableCell812">
            <text:p text:style-name="P813">79,1,王OX,1,0520522,47,臺灣省,大專,N,*</text:p>
          </table:table-cell>
        </table:table-row>
      </table:table>
      <text:p text:style-name="P814"/>
      <text:p text:style-name="P815"/>
      <table:table table:style-name="Table816">
        <table:table-columns>
          <table:table-column table:style-name="TableColumn817"/>
          <table:table-column table:style-name="TableColumn818"/>
          <table:table-column table:style-name="TableColumn819"/>
        </table:table-columns>
        <table:table-row table:style-name="TableRow820">
          <table:table-cell table:style-name="TableCell821" table:number-columns-spanned="3">
            <text:p text:style-name="P822">檔案名稱: elretks.csv</text:p>
          </table:table-cell>
          <table:covered-table-cell/>
          <table:covered-table-cell/>
        </table:table-row>
        <table:table-row table:style-name="TableRow823">
          <table:table-cell table:style-name="TableCell824" table:number-columns-spanned="3">
            <text:p text:style-name="P825">檔案說明:<text:s/>不分區政黨得票檔</text:p>
          </table:table-cell>
          <table:covered-table-cell/>
          <table:covered-table-cell/>
        </table:table-row>
        <table:table-row table:style-name="TableRow826">
          <table:table-cell table:style-name="TableCell827">
            <text:p text:style-name="P828">欄位</text:p>
          </table:table-cell>
          <table:table-cell table:style-name="TableCell829">
            <text:p text:style-name="P830">資料格式</text:p>
          </table:table-cell>
          <table:table-cell table:style-name="TableCell831">
            <text:p text:style-name="P832">備註</text:p>
          </table:table-cell>
        </table:table-row>
        <table:table-row table:style-name="TableRow833">
          <table:table-cell table:style-name="TableCell834">
            <text:p text:style-name="P835">政黨代號</text:p>
          </table:table-cell>
          <table:table-cell table:style-name="TableCell836">
            <text:p text:style-name="P837">Var(3)</text:p>
          </table:table-cell>
          <table:table-cell table:style-name="TableCell838">
            <text:p text:style-name="P839"/>
          </table:table-cell>
        </table:table-row>
        <table:table-row table:style-name="TableRow840">
          <table:table-cell table:style-name="TableCell841">
            <text:p text:style-name="P842">第一階段得票率</text:p>
          </table:table-cell>
          <table:table-cell table:style-name="TableCell843">
            <text:p text:style-name="P844">Num(7,4)</text:p>
          </table:table-cell>
          <table:table-cell table:style-name="TableCell845">
            <text:p text:style-name="P846"/>
          </table:table-cell>
        </table:table-row>
        <table:table-row table:style-name="TableRow847">
          <table:table-cell table:style-name="TableCell848">
            <text:p text:style-name="P849">第二階段得票率</text:p>
          </table:table-cell>
          <table:table-cell table:style-name="TableCell850">
            <text:p text:style-name="P851">Num(7,4)</text:p>
          </table:table-cell>
          <table:table-cell table:style-name="TableCell852">
            <text:p text:style-name="P853"/>
          </table:table-cell>
        </table:table-row>
        <table:table-row table:style-name="TableRow854">
          <table:table-cell table:style-name="TableCell855">
            <text:p text:style-name="P856">候選人數</text:p>
          </table:table-cell>
          <table:table-cell table:style-name="TableCell857">
            <text:p text:style-name="P858">Num(3)</text:p>
          </table:table-cell>
          <table:table-cell table:style-name="TableCell859">
            <text:p text:style-name="P860"/>
          </table:table-cell>
        </table:table-row>
        <table:table-row table:style-name="TableRow861">
          <table:table-cell table:style-name="TableCell862">
            <text:p text:style-name="P863">當選人數</text:p>
          </table:table-cell>
          <table:table-cell table:style-name="TableCell864">
            <text:p text:style-name="P865">Num(3)</text:p>
          </table:table-cell>
          <table:table-cell table:style-name="TableCell866">
            <text:p text:style-name="P867"/>
          </table:table-cell>
        </table:table-row>
      </table:table>
      <text:p text:style-name="P868"/>
      <text:p text:style-name="P869">說明：</text:p>
      <text:list text:style-name="LFO8" text:continue-numbering="true">
        <text:list-item>
          <text:p text:style-name="P870">欄位間以逗號隔開</text:p>
        </text:list-item>
        <text:list-item>
          <text:p text:style-name="P871">檔案內容舉例如下：</text:p>
        </text:list-item>
      </text:list>
      <table:table table:style-name="Table872">
        <table:table-columns>
          <table:table-column table:style-name="TableColumn873"/>
        </table:table-columns>
        <table:table-row table:style-name="TableRow874">
          <table:table-cell table:style-name="TableCell875">
            <text:p text:style-name="P876">1,44.5465,47.5889,34,16</text:p>
            <text:p text:style-name="P877">16,34.6178,36.9821,33,13</text:p>
            <text:p text:style-name="P878">74,1.4888,0.0000,6,0</text:p>
            <text:p text:style-name="P879">79,1.7441,0.0000,2,0</text:p>
          </table:table-cell>
        </table:table-row>
      </table:table>
      <text:p text:style-name="P8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1pt" fo:hyphenate="false"/>
    </style:style>
    <style:style style:name="預設段落字型" style:display-name="預設段落字型" style:family="text"/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字元字元字元" style:display-name="字元 字元 字元" style:family="text">
      <style:text-properties style:font-name="標楷體" style:font-name-asian="標楷體" fo:font-size="14pt" style:font-size-asian="14pt" style:font-size-complex="14pt" fo:language="en" fo:country="US" style:language-asian="zh" style:country-asian="TW" style:language-complex="ar" style:country-complex="SA"/>
    </style:style>
    <style:style style:name="日期" style:display-name="日期" style:family="paragraph" style:parent-style-name="內文" style:next-style-name="內文">
      <style:paragraph-properties fo:text-align="end"/>
      <style:text-properties fo:hyphenate="false"/>
    </style:style>
    <style:style style:name="日期字元" style:display-name="日期 字元" style:family="text">
      <style:text-properties style:letter-kerning="true" fo:font-size="12pt" style:font-size-asian="12pt" style:font-size-complex="11pt"/>
    </style:style>
    <style:style style:name="索引1" style:display-name="索引 1" style:family="paragraph" style:parent-style-name="內文" style:next-style-name="內文" style:auto-update="true">
      <style:paragraph-properties fo:text-align="center" style:line-height-at-least="0.25in"/>
      <style:text-properties style:font-name="標楷體" style:font-name-asian="標楷體" style:letter-kerning="false" fo:font-size="20pt" style:font-size-asian="20pt" style:font-size-complex="2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33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" style:parent-style-name="頁首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>
        <style:tab-stops>
          <style:tab-stop style:type="center" style:position="2.884in"/>
          <style:tab-stop style:type="right" style:position="6.625in"/>
        </style:tab-stops>
      </style:paragraph-properties>
    </style:style>
    <style:style style:name="T3" style:parent-style-name="預設段落字型" style:family="text">
      <style:text-properties style:font-name="Wingdings" style:font-name-asian="Wingdings" style:font-name-complex="Wingdings"/>
    </style:style>
    <style:style style:name="T4" style:parent-style-name="預設段落字型" style:family="text">
      <style:text-properties style:font-name-asian="標楷體"/>
    </style:style>
    <style:style style:name="P5" style:parent-style-name="頁首" style:family="paragraph">
      <style:paragraph-properties fo:text-align="end"/>
    </style:style>
    <style:style style:name="P6" style:parent-style-name="頁尾" style:family="paragraph">
      <style:paragraph-properties fo:text-align="center"/>
    </style:style>
    <style:style style:name="T7" style:parent-style-name="預設段落字型" style:family="text">
      <style:text-properties fo:language="zh" fo:country="TW"/>
    </style:style>
    <style:page-layout style:name="PL1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33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7" style:parent-style-name="頁首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>
        <style:tab-stops>
          <style:tab-stop style:type="center" style:position="2.884in"/>
          <style:tab-stop style:type="right" style:position="6.625in"/>
        </style:tab-stops>
      </style:paragraph-properties>
    </style:style>
    <style:style style:name="T28" style:parent-style-name="預設段落字型" style:family="text">
      <style:text-properties style:font-name="Wingdings" style:font-name-asian="Wingdings" style:font-name-complex="Wingdings"/>
    </style:style>
    <style:style style:name="T29" style:parent-style-name="預設段落字型" style:family="text">
      <style:text-properties style:font-name-asian="標楷體"/>
    </style:style>
    <style:style style:name="P30" style:parent-style-name="頁首" style:family="paragraph">
      <style:paragraph-properties fo:text-align="end"/>
    </style:style>
    <style:style style:name="P31" style:parent-style-name="頁尾" style:family="paragraph">
      <style:paragraph-properties fo:text-align="center"/>
    </style:style>
    <style:style style:name="T32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header>
        <text:p text:style-name="P2"><text:span text:style-name="T3"></text:span><text:s/><text:span text:style-name="T4">選舉資料庫系統管理操作手冊</text:span></text:p>
        <text:p text:style-name="P5"/>
      </style:header>
      <style:footer>
        <text:p text:style-name="P6"><text:span text:style-name="T7"><text:page-number text:fixed="false">1</text:page-number></text:span></text:p>
        <text:p text:style-name="頁尾"/>
      </style:footer>
    </style:master-page>
    <style:master-page style:next-style-name="MP0" style:name="MPF0" style:page-layout-name="PL0"/>
    <style:master-page style:name="MP1" style:page-layout-name="PL1">
      <style:header>
        <text:p text:style-name="P27"><text:span text:style-name="T28"></text:span><text:s/><text:span text:style-name="T29">選舉資料庫系統管理操作手冊</text:span></text:p>
        <text:p text:style-name="P30"/>
      </style:header>
      <style:footer>
        <text:p text:style-name="P31"><text:span text:style-name="T32"><text:page-number text:fixed="false">4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選舉資料庫轉檔格式說明</dc:title>
    <meta:initial-creator>tina</meta:initial-creator>
    <dc:creator>cec5474</dc:creator>
    <meta:creation-date>2015-08-14T02:59:00Z</meta:creation-date>
    <dc:date>2019-04-24T09:08:00Z</dc:date>
    <meta:template xlink:href="Normal" xlink:type="simple"/>
    <meta:editing-cycles>13</meta:editing-cycles>
    <meta:editing-duration>PT11220S</meta:editing-duration>
    <meta:document-statistic meta:page-count="11" meta:paragraph-count="8" meta:word-count="648" meta:character-count="4338" meta:row-count="30" meta:non-whitespace-character-count="3698"/>
  </office:meta>
</office:document-meta>
</file>